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verall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Stage in Path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Stage 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tam</text:p>
          </table:table-cell>
          <table:table-cell office:value-type="float" office:value="0.96867174" calcext:value-type="float">
            <text:p>0.96867174</text:p>
          </table:table-cell>
          <table:table-cell office:value-type="float" office:value="0.96863474" calcext:value-type="float">
            <text:p>0.96863474</text:p>
          </table:table-cell>
          <table:table-cell office:value-type="float" office:value="0.9687692" calcext:value-type="float">
            <text:p>0.9687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subj</text:p>
          </table:table-cell>
          <table:table-cell office:value-type="float" office:value="0.93562929" calcext:value-type="float">
            <text:p>0.93562929</text:p>
          </table:table-cell>
          <table:table-cell office:value-type="float" office:value="0.93370937" calcext:value-type="float">
            <text:p>0.93370937</text:p>
          </table:table-cell>
          <table:table-cell office:value-type="float" office:value="0.93948937" calcext:value-type="float">
            <text:p>0.93948937</text:p>
          </table:table-cell>
          <table:table-cell table:formula="of:=MOD([.F2]+1; 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</text:p>
          </table:table-cell>
          <table:table-cell office:value-type="float" office:value="0.98692995" calcext:value-type="float">
            <text:p>0.98692995</text:p>
          </table:table-cell>
          <table:table-cell office:value-type="float" office:value="0.98665647" calcext:value-type="float">
            <text:p>0.98665647</text:p>
          </table:table-cell>
          <table:table-cell office:value-type="float" office:value="0.98749539" calcext:value-type="float">
            <text:p>0.98749539</text:p>
          </table:table-cell>
          <table:table-cell table:formula="of:=MOD([.F3]+1; 4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</text:p>
          </table:table-cell>
          <table:table-cell office:value-type="float" office:value="0.99046074" calcext:value-type="float">
            <text:p>0.99046074</text:p>
          </table:table-cell>
          <table:table-cell office:value-type="float" office:value="0.99049747" calcext:value-type="float">
            <text:p>0.99049747</text:p>
          </table:table-cell>
          <table:table-cell office:value-type="float" office:value="0.99089038" calcext:value-type="float">
            <text:p>0.99089038</text:p>
          </table:table-cell>
          <table:table-cell table:formula="of:=MOD([.F4]+1; 4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</text:p>
          </table:table-cell>
          <table:table-cell office:value-type="float" office:value="0.96867174" calcext:value-type="float">
            <text:p>0.96867174</text:p>
          </table:table-cell>
          <table:table-cell office:value-type="float" office:value="0.96863474" calcext:value-type="float">
            <text:p>0.96863474</text:p>
          </table:table-cell>
          <table:table-cell office:value-type="float" office:value="0.9687692" calcext:value-type="float">
            <text:p>0.9687692</text:p>
          </table:table-cell>
          <table:table-cell table:formula="of:=MOD([.F5]+1; 4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j</text:p>
          </table:table-cell>
          <table:table-cell office:value-type="float" office:value="0.93562929" calcext:value-type="float">
            <text:p>0.93562929</text:p>
          </table:table-cell>
          <table:table-cell office:value-type="float" office:value="0.93370937" calcext:value-type="float">
            <text:p>0.93370937</text:p>
          </table:table-cell>
          <table:table-cell office:value-type="float" office:value="0.93948937" calcext:value-type="float">
            <text:p>0.93948937</text:p>
          </table:table-cell>
          <table:table-cell table:formula="of:=MOD([.F6]+1; 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rel</text:p>
          </table:table-cell>
          <table:table-cell office:value-type="float" office:value="0.98997106" calcext:value-type="float">
            <text:p>0.98997106</text:p>
          </table:table-cell>
          <table:table-cell office:value-type="float" office:value="0.98989463" calcext:value-type="float">
            <text:p>0.98989463</text:p>
          </table:table-cell>
          <table:table-cell office:value-type="float" office:value="0.99046024" calcext:value-type="float">
            <text:p>0.99046024</text:p>
          </table:table-cell>
          <table:table-cell table:formula="of:=MOD([.F7]+1; 4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obj</text:p>
          </table:table-cell>
          <table:table-cell office:value-type="float" office:value="0.98763623" calcext:value-type="float">
            <text:p>0.98763623</text:p>
          </table:table-cell>
          <table:table-cell office:value-type="float" office:value="0.98740401" calcext:value-type="float">
            <text:p>0.98740401</text:p>
          </table:table-cell>
          <table:table-cell office:value-type="float" office:value="0.98820204" calcext:value-type="float">
            <text:p>0.98820204</text:p>
          </table:table-cell>
          <table:table-cell table:formula="of:=MOD([.F8]+1; 4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</text:p>
          </table:table-cell>
          <table:table-cell office:value-type="float" office:value="0.96867174" calcext:value-type="float">
            <text:p>0.96867174</text:p>
          </table:table-cell>
          <table:table-cell office:value-type="float" office:value="0.96863474" calcext:value-type="float">
            <text:p>0.96863474</text:p>
          </table:table-cell>
          <table:table-cell office:value-type="float" office:value="0.9687692" calcext:value-type="float">
            <text:p>0.9687692</text:p>
          </table:table-cell>
          <table:table-cell table:formula="of:=MOD([.F9]+1; 4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</text:p>
          </table:table-cell>
          <table:table-cell office:value-type="float" office:value="0.9839001" calcext:value-type="float">
            <text:p>0.9839001</text:p>
          </table:table-cell>
          <table:table-cell office:value-type="float" office:value="0.98345107" calcext:value-type="float">
            <text:p>0.98345107</text:p>
          </table:table-cell>
          <table:table-cell office:value-type="float" office:value="0.98497604" calcext:value-type="float">
            <text:p>0.98497604</text:p>
          </table:table-cell>
          <table:table-cell table:formula="of:=MOD([.F10]+1; 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j</text:p>
          </table:table-cell>
          <table:table-cell office:value-type="float" office:value="0.93825858" calcext:value-type="float">
            <text:p>0.93825858</text:p>
          </table:table-cell>
          <table:table-cell office:value-type="float" office:value="0.93619351" calcext:value-type="float">
            <text:p>0.93619351</text:p>
          </table:table-cell>
          <table:table-cell office:value-type="float" office:value="0.94220843" calcext:value-type="float">
            <text:p>0.94220843</text:p>
          </table:table-cell>
          <table:table-cell table:formula="of:=MOD([.F11]+1; 4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</text:p>
          </table:table-cell>
          <table:table-cell office:value-type="float" office:value="0.99046074" calcext:value-type="float">
            <text:p>0.99046074</text:p>
          </table:table-cell>
          <table:table-cell office:value-type="float" office:value="0.99049747" calcext:value-type="float">
            <text:p>0.99049747</text:p>
          </table:table-cell>
          <table:table-cell office:value-type="float" office:value="0.99089038" calcext:value-type="float">
            <text:p>0.99089038</text:p>
          </table:table-cell>
          <table:table-cell table:formula="of:=MOD([.F12]+1; 4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</text:p>
          </table:table-cell>
          <table:table-cell office:value-type="float" office:value="0.96867174" calcext:value-type="float">
            <text:p>0.96867174</text:p>
          </table:table-cell>
          <table:table-cell office:value-type="float" office:value="0.96863474" calcext:value-type="float">
            <text:p>0.96863474</text:p>
          </table:table-cell>
          <table:table-cell office:value-type="float" office:value="0.9687692" calcext:value-type="float">
            <text:p>0.9687692</text:p>
          </table:table-cell>
          <table:table-cell table:formula="of:=MOD([.F13]+1; 4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</text:p>
          </table:table-cell>
          <table:table-cell office:value-type="float" office:value="0.9839001" calcext:value-type="float">
            <text:p>0.9839001</text:p>
          </table:table-cell>
          <table:table-cell office:value-type="float" office:value="0.98345107" calcext:value-type="float">
            <text:p>0.98345107</text:p>
          </table:table-cell>
          <table:table-cell office:value-type="float" office:value="0.98497604" calcext:value-type="float">
            <text:p>0.98497604</text:p>
          </table:table-cell>
          <table:table-cell table:formula="of:=MOD([.F14]+1; 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</text:p>
          </table:table-cell>
          <table:table-cell office:value-type="float" office:value="0.98904159" calcext:value-type="float">
            <text:p>0.98904159</text:p>
          </table:table-cell>
          <table:table-cell office:value-type="float" office:value="0.98891165" calcext:value-type="float">
            <text:p>0.98891165</text:p>
          </table:table-cell>
          <table:table-cell office:value-type="float" office:value="0.98978432" calcext:value-type="float">
            <text:p>0.98978432</text:p>
          </table:table-cell>
          <table:table-cell table:formula="of:=MOD([.F15]+1; 4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j</text:p>
          </table:table-cell>
          <table:table-cell office:value-type="float" office:value="0.93995508" calcext:value-type="float">
            <text:p>0.93995508</text:p>
          </table:table-cell>
          <table:table-cell office:value-type="float" office:value="0.93887341" calcext:value-type="float">
            <text:p>0.93887341</text:p>
          </table:table-cell>
          <table:table-cell office:value-type="float" office:value="0.94328377" calcext:value-type="float">
            <text:p>0.94328377</text:p>
          </table:table-cell>
          <table:table-cell table:formula="of:=MOD([.F16]+1; 4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</text:p>
          </table:table-cell>
          <table:table-cell office:value-type="float" office:value="0.96867174" calcext:value-type="float">
            <text:p>0.96867174</text:p>
          </table:table-cell>
          <table:table-cell office:value-type="float" office:value="0.96863474" calcext:value-type="float">
            <text:p>0.96863474</text:p>
          </table:table-cell>
          <table:table-cell office:value-type="float" office:value="0.9687692" calcext:value-type="float">
            <text:p>0.9687692</text:p>
          </table:table-cell>
          <table:table-cell table:formula="of:=MOD([.F17]+1; 4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</text:p>
          </table:table-cell>
          <table:table-cell office:value-type="float" office:value="0.98862836" calcext:value-type="float">
            <text:p>0.98862836</text:p>
          </table:table-cell>
          <table:table-cell office:value-type="float" office:value="0.9883763" calcext:value-type="float">
            <text:p>0.9883763</text:p>
          </table:table-cell>
          <table:table-cell office:value-type="float" office:value="0.98862836" calcext:value-type="float">
            <text:p>0.98862836</text:p>
          </table:table-cell>
          <table:table-cell table:formula="of:=MOD([.F18]+1; 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j</text:p>
          </table:table-cell>
          <table:table-cell office:value-type="float" office:value="0.93729659" calcext:value-type="float">
            <text:p>0.93729659</text:p>
          </table:table-cell>
          <table:table-cell office:value-type="float" office:value="0.93631619" calcext:value-type="float">
            <text:p>0.93631619</text:p>
          </table:table-cell>
          <table:table-cell office:value-type="float" office:value="0.9406109" calcext:value-type="float">
            <text:p>0.9406109</text:p>
          </table:table-cell>
          <table:table-cell table:formula="of:=MOD([.F19]+1; 4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obj</text:p>
          </table:table-cell>
          <table:table-cell office:value-type="float" office:value="0.98763623" calcext:value-type="float">
            <text:p>0.98763623</text:p>
          </table:table-cell>
          <table:table-cell office:value-type="float" office:value="0.98740401" calcext:value-type="float">
            <text:p>0.98740401</text:p>
          </table:table-cell>
          <table:table-cell office:value-type="float" office:value="0.98820204" calcext:value-type="float">
            <text:p>0.98820204</text:p>
          </table:table-cell>
          <table:table-cell table:formula="of:=MOD([.F20]+1; 4)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formula="of:=MOD([.F21]+1; 4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MOD([.F22]+1; 4)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formula="of:=MOD([.F23]+1; 4)" office:value-type="float" office:value="2" calcext:value-type="float">
            <text:p>2</text:p>
          </table:table-cell>
        </table:table-row>
      </table:table>
      <table:table table:name="Subj stage" table:style-name="ta1"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22"/>-</text:p>
          </table:table-cell>
          <table:table-cell office:value-type="float" office:value="0.99587836" calcext:value-type="float">
            <text:p>0.99587836</text:p>
          </table:table-cell>
          <table:table-cell office:value-type="float" office:value="0.9860648" calcext:value-type="float">
            <text:p>0.9860648</text:p>
          </table:table-cell>
          <table:table-cell office:value-type="float" office:value="0.99094728" calcext:value-type="float">
            <text:p>0.99094728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1-SG</text:p>
          </table:table-cell>
          <table:table-cell table:number-columns-repeated="3" office:value-type="float" office:value="0.99259259" calcext:value-type="float">
            <text:p>0.9925925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-SG1</text:p>
          </table:table-cell>
          <table:table-cell office:value-type="float" office:value="0.99801675" calcext:value-type="float">
            <text:p>0.99801675</text:p>
          </table:table-cell>
          <table:table-cell office:value-type="float" office:value="1" calcext:value-type="float">
            <text:p>1</text:p>
          </table:table-cell>
          <table:table-cell office:value-type="float" office:value="0.99900739" calcext:value-type="float">
            <text:p>0.99900739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-SG2</text:p>
          </table:table-cell>
          <table:table-cell office:value-type="float" office:value="0.67950963" calcext:value-type="float">
            <text:p>0.67950963</text:p>
          </table:table-cell>
          <table:table-cell office:value-type="float" office:value="0.57227139" calcext:value-type="float">
            <text:p>0.57227139</text:p>
          </table:table-cell>
          <table:table-cell office:value-type="float" office:value="0.62129704" calcext:value-type="float">
            <text:p>0.6212970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-SG3</text:p>
          </table:table-cell>
          <table:table-cell office:value-type="float" office:value="0.99160148" calcext:value-type="float">
            <text:p>0.99160148</text:p>
          </table:table-cell>
          <table:table-cell office:value-type="float" office:value="0.99537152" calcext:value-type="float">
            <text:p>0.99537152</text:p>
          </table:table-cell>
          <table:table-cell office:value-type="float" office:value="0.99348292" calcext:value-type="float">
            <text:p>0.99348292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0-PL</text:p>
          </table:table-cell>
          <table:table-cell office:value-type="float" office:value="0.99326221" calcext:value-type="float">
            <text:p>0.99326221</text:p>
          </table:table-cell>
          <table:table-cell office:value-type="float" office:value="0.99943503" calcext:value-type="float">
            <text:p>0.99943503</text:p>
          </table:table-cell>
          <table:table-cell office:value-type="float" office:value="0.99633906" calcext:value-type="float">
            <text:p>0.9963390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1-SG</text:p>
          </table:table-cell>
          <table:table-cell office:value-type="float" office:value="0.54930362" calcext:value-type="float">
            <text:p>0.54930362</text:p>
          </table:table-cell>
          <table:table-cell office:value-type="float" office:value="0.57492711" calcext:value-type="float">
            <text:p>0.57492711</text:p>
          </table:table-cell>
          <table:table-cell office:value-type="float" office:value="0.56182336" calcext:value-type="float">
            <text:p>0.56182336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5-SG</text:p>
          </table:table-cell>
          <table:table-cell office:value-type="float" office:value="0.75806452" calcext:value-type="float">
            <text:p>0.75806452</text:p>
          </table:table-cell>
          <table:table-cell office:value-type="float" office:value="0.61639344" calcext:value-type="float">
            <text:p>0.61639344</text:p>
          </table:table-cell>
          <table:table-cell office:value-type="float" office:value="0.67992767" calcext:value-type="float">
            <text:p>0.6799276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6-SG</text:p>
          </table:table-cell>
          <table:table-cell office:value-type="float" office:value="0.99619772" calcext:value-type="float">
            <text:p>0.99619772</text:p>
          </table:table-cell>
          <table:table-cell office:value-type="float" office:value="0.98867925" calcext:value-type="float">
            <text:p>0.98867925</text:p>
          </table:table-cell>
          <table:table-cell office:value-type="float" office:value="0.99242424" calcext:value-type="float">
            <text:p>0.992424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7-SG</text:p>
          </table:table-cell>
          <table:table-cell office:value-type="float" office:value="0.88604353" calcext:value-type="float">
            <text:p>0.88604353</text:p>
          </table:table-cell>
          <table:table-cell office:value-type="float" office:value="0.89060489" calcext:value-type="float">
            <text:p>0.89060489</text:p>
          </table:table-cell>
          <table:table-cell office:value-type="float" office:value="0.88831836" calcext:value-type="float">
            <text:p>0.88831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18-SG</text:p>
          </table:table-cell>
          <table:table-cell office:value-type="float" office:value="0.82" calcext:value-type="float">
            <text:p>0.82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81188119" calcext:value-type="float">
            <text:p>0.811881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2-PL</text:p>
          </table:table-cell>
          <table:table-cell office:value-type="float" office:value="1" calcext:value-type="float">
            <text:p>1</text:p>
          </table:table-cell>
          <table:table-cell office:value-type="float" office:value="0.94623656" calcext:value-type="float">
            <text:p>0.94623656</text:p>
          </table:table-cell>
          <table:table-cell office:value-type="float" office:value="0.97237569" calcext:value-type="float">
            <text:p>0.972375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2-PL1</text:p>
          </table:table-cell>
          <table:table-cell office:value-type="float" office:value="0.99522863" calcext:value-type="float">
            <text:p>0.99522863</text:p>
          </table:table-cell>
          <table:table-cell office:value-type="float" office:value="0.99880287" calcext:value-type="float">
            <text:p>0.99880287</text:p>
          </table:table-cell>
          <table:table-cell office:value-type="float" office:value="0.99701255" calcext:value-type="float">
            <text:p>0.9970125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2-PL2</text:p>
          </table:table-cell>
          <table:table-cell office:value-type="float" office:value="0.96943231" calcext:value-type="float">
            <text:p>0.96943231</text:p>
          </table:table-cell>
          <table:table-cell office:value-type="float" office:value="0.98013245" calcext:value-type="float">
            <text:p>0.98013245</text:p>
          </table:table-cell>
          <table:table-cell office:value-type="float" office:value="0.97475302" calcext:value-type="float">
            <text:p>0.974753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9"/>SUB-PREF=2-PL3</text:p>
          </table:table-cell>
          <table:table-cell office:value-type="float" office:value="0.95775589" calcext:value-type="float">
            <text:p>0.95775589</text:p>
          </table:table-cell>
          <table:table-cell office:value-type="float" office:value="0.99067358" calcext:value-type="float">
            <text:p>0.99067358</text:p>
          </table:table-cell>
          <table:table-cell office:value-type="float" office:value="0.97393667" calcext:value-type="float">
            <text:p>0.97393667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3-SG</text:p>
          </table:table-cell>
          <table:table-cell office:value-type="float" office:value="0.51448809" calcext:value-type="float">
            <text:p>0.51448809</text:p>
          </table:table-cell>
          <table:table-cell office:value-type="float" office:value="0.50219987" calcext:value-type="float">
            <text:p>0.50219987</text:p>
          </table:table-cell>
          <table:table-cell office:value-type="float" office:value="0.50826972" calcext:value-type="float">
            <text:p>0.5082697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4-PL</text:p>
          </table:table-cell>
          <table:table-cell office:value-type="float" office:value="0.22058824" calcext:value-type="float">
            <text:p>0.2205882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07009346" calcext:value-type="float">
            <text:p>0.070093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5-SG</text:p>
          </table:table-cell>
          <table:table-cell office:value-type="float" office:value="0.98795181" calcext:value-type="float">
            <text:p>0.98795181</text:p>
          </table:table-cell>
          <table:table-cell office:value-type="float" office:value="0.99429387" calcext:value-type="float">
            <text:p>0.99429387</text:p>
          </table:table-cell>
          <table:table-cell office:value-type="float" office:value="0.99111269" calcext:value-type="float">
            <text:p>0.9911126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6-PL</text:p>
          </table:table-cell>
          <table:table-cell office:value-type="float" office:value="0.82919847" calcext:value-type="float">
            <text:p>0.82919847</text:p>
          </table:table-cell>
          <table:table-cell office:value-type="float" office:value="0.94149512" calcext:value-type="float">
            <text:p>0.94149512</text:p>
          </table:table-cell>
          <table:table-cell office:value-type="float" office:value="0.8817859" calcext:value-type="float">
            <text:p>0.881785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8"/>SUB-PREF=6-PLSG</text:p>
          </table:table-cell>
          <table:table-cell office:value-type="float" office:value="0.30434783" calcext:value-type="float">
            <text:p>0.30434783</text:p>
          </table:table-cell>
          <table:table-cell office:value-type="float" office:value="0.10852713" calcext:value-type="float">
            <text:p>0.10852713</text:p>
          </table:table-cell>
          <table:table-cell office:value-type="float" office:value="0.16" calcext:value-type="float">
            <text:p>0.1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7-SG</text:p>
          </table:table-cell>
          <table:table-cell office:value-type="float" office:value="0.99101796" calcext:value-type="float">
            <text:p>0.99101796</text:p>
          </table:table-cell>
          <table:table-cell office:value-type="float" office:value="0.99498998" calcext:value-type="float">
            <text:p>0.99498998</text:p>
          </table:table-cell>
          <table:table-cell office:value-type="float" office:value="0.993" calcext:value-type="float">
            <text:p>0.99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8-PL</text:p>
          </table:table-cell>
          <table:table-cell office:value-type="float" office:value="0.98253968" calcext:value-type="float">
            <text:p>0.98253968</text:p>
          </table:table-cell>
          <table:table-cell office:value-type="float" office:value="1" calcext:value-type="float">
            <text:p>1</text:p>
          </table:table-cell>
          <table:table-cell office:value-type="float" office:value="0.99119295" calcext:value-type="float">
            <text:p>0.9911929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0"/>SUB-PREF=9-SG</text:p>
          </table:table-cell>
          <table:table-cell office:value-type="float" office:value="0.92833333" calcext:value-type="float">
            <text:p>0.92833333</text:p>
          </table:table-cell>
          <table:table-cell office:value-type="float" office:value="0.98661681" calcext:value-type="float">
            <text:p>0.98661681</text:p>
          </table:table-cell>
          <table:table-cell office:value-type="float" office:value="0.95658811" calcext:value-type="float">
            <text:p>0.95658811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SUB-PREF=ARCHAIC-PR-y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SUB-PREF=HABIT-PL</text:p>
          </table:table-cell>
          <table:table-cell office:value-type="float" office:value="0.44175824" calcext:value-type="float">
            <text:p>0.44175824</text:p>
          </table:table-cell>
          <table:table-cell office:value-type="float" office:value="0.36880734" calcext:value-type="float">
            <text:p>0.36880734</text:p>
          </table:table-cell>
          <table:table-cell office:value-type="float" office:value="0.402" calcext:value-type="float">
            <text:p>0.4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SUB-PREF=HABIT-SG</text:p>
          </table:table-cell>
          <table:table-cell office:value-type="float" office:value="0.60585586" calcext:value-type="float">
            <text:p>0.60585586</text:p>
          </table:table-cell>
          <table:table-cell office:value-type="float" office:value="0.67929293" calcext:value-type="float">
            <text:p>0.67929293</text:p>
          </table:table-cell>
          <table:table-cell office:value-type="float" office:value="0.64047619" calcext:value-type="float">
            <text:p>0.6404761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1"/>SUB-PREF=PL1</text:p>
          </table:table-cell>
          <table:table-cell office:value-type="float" office:value="1" calcext:value-type="float">
            <text:p>1</text:p>
          </table:table-cell>
          <table:table-cell office:value-type="float" office:value="0.98717949" calcext:value-type="float">
            <text:p>0.98717949</text:p>
          </table:table-cell>
          <table:table-cell office:value-type="float" office:value="0.99354839" calcext:value-type="float">
            <text:p>0.99354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1"/>SUB-PREF=SG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1"/>SUB-PREF=SG2</text:p>
          </table:table-cell>
          <table:table-cell office:value-type="float" office:value="0.5" calcext:value-type="float">
            <text:p>0.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-</text:p>
          </table:table-cell>
          <table:table-cell office:value-type="float" office:value="0.99587836" calcext:value-type="float">
            <text:p>0.99587836</text:p>
          </table:table-cell>
          <table:table-cell office:value-type="float" office:value="0.9860648" calcext:value-type="float">
            <text:p>0.9860648</text:p>
          </table:table-cell>
          <table:table-cell office:value-type="float" office:value="0.99094728" calcext:value-type="float">
            <text:p>0.99094728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</text:p>
          </table:table-cell>
          <table:table-cell table:number-columns-repeated="3" office:value-type="float" office:value="0.99259259" calcext:value-type="float">
            <text:p>0.9925925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1</text:p>
          </table:table-cell>
          <table:table-cell office:value-type="float" office:value="0.99801675" calcext:value-type="float">
            <text:p>0.99801675</text:p>
          </table:table-cell>
          <table:table-cell office:value-type="float" office:value="1" calcext:value-type="float">
            <text:p>1</text:p>
          </table:table-cell>
          <table:table-cell office:value-type="float" office:value="0.99900739" calcext:value-type="float">
            <text:p>0.99900739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2</text:p>
          </table:table-cell>
          <table:table-cell office:value-type="float" office:value="0.67950963" calcext:value-type="float">
            <text:p>0.67950963</text:p>
          </table:table-cell>
          <table:table-cell office:value-type="float" office:value="0.57227139" calcext:value-type="float">
            <text:p>0.57227139</text:p>
          </table:table-cell>
          <table:table-cell office:value-type="float" office:value="0.62129704" calcext:value-type="float">
            <text:p>0.6212970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-SG3</text:p>
          </table:table-cell>
          <table:table-cell office:value-type="float" office:value="0.99160148" calcext:value-type="float">
            <text:p>0.99160148</text:p>
          </table:table-cell>
          <table:table-cell office:value-type="float" office:value="0.99537152" calcext:value-type="float">
            <text:p>0.99537152</text:p>
          </table:table-cell>
          <table:table-cell office:value-type="float" office:value="0.99348292" calcext:value-type="float">
            <text:p>0.99348292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0-PL</text:p>
          </table:table-cell>
          <table:table-cell office:value-type="float" office:value="0.99326221" calcext:value-type="float">
            <text:p>0.99326221</text:p>
          </table:table-cell>
          <table:table-cell office:value-type="float" office:value="0.99943503" calcext:value-type="float">
            <text:p>0.99943503</text:p>
          </table:table-cell>
          <table:table-cell office:value-type="float" office:value="0.99633906" calcext:value-type="float">
            <text:p>0.9963390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1-SG</text:p>
          </table:table-cell>
          <table:table-cell office:value-type="float" office:value="0.54930362" calcext:value-type="float">
            <text:p>0.54930362</text:p>
          </table:table-cell>
          <table:table-cell office:value-type="float" office:value="0.57492711" calcext:value-type="float">
            <text:p>0.57492711</text:p>
          </table:table-cell>
          <table:table-cell office:value-type="float" office:value="0.56182336" calcext:value-type="float">
            <text:p>0.56182336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5-SG</text:p>
          </table:table-cell>
          <table:table-cell office:value-type="float" office:value="0.75806452" calcext:value-type="float">
            <text:p>0.75806452</text:p>
          </table:table-cell>
          <table:table-cell office:value-type="float" office:value="0.61639344" calcext:value-type="float">
            <text:p>0.61639344</text:p>
          </table:table-cell>
          <table:table-cell office:value-type="float" office:value="0.67992767" calcext:value-type="float">
            <text:p>0.6799276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6-SG</text:p>
          </table:table-cell>
          <table:table-cell office:value-type="float" office:value="0.99619772" calcext:value-type="float">
            <text:p>0.99619772</text:p>
          </table:table-cell>
          <table:table-cell office:value-type="float" office:value="0.98867925" calcext:value-type="float">
            <text:p>0.98867925</text:p>
          </table:table-cell>
          <table:table-cell office:value-type="float" office:value="0.99242424" calcext:value-type="float">
            <text:p>0.992424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7-SG</text:p>
          </table:table-cell>
          <table:table-cell office:value-type="float" office:value="0.88604353" calcext:value-type="float">
            <text:p>0.88604353</text:p>
          </table:table-cell>
          <table:table-cell office:value-type="float" office:value="0.89060489" calcext:value-type="float">
            <text:p>0.89060489</text:p>
          </table:table-cell>
          <table:table-cell office:value-type="float" office:value="0.88831836" calcext:value-type="float">
            <text:p>0.88831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18-SG</text:p>
          </table:table-cell>
          <table:table-cell office:value-type="float" office:value="0.82" calcext:value-type="float">
            <text:p>0.82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81188119" calcext:value-type="float">
            <text:p>0.811881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</text:p>
          </table:table-cell>
          <table:table-cell office:value-type="float" office:value="1" calcext:value-type="float">
            <text:p>1</text:p>
          </table:table-cell>
          <table:table-cell office:value-type="float" office:value="0.94623656" calcext:value-type="float">
            <text:p>0.94623656</text:p>
          </table:table-cell>
          <table:table-cell office:value-type="float" office:value="0.97237569" calcext:value-type="float">
            <text:p>0.972375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1</text:p>
          </table:table-cell>
          <table:table-cell office:value-type="float" office:value="0.99522863" calcext:value-type="float">
            <text:p>0.99522863</text:p>
          </table:table-cell>
          <table:table-cell office:value-type="float" office:value="0.99880287" calcext:value-type="float">
            <text:p>0.99880287</text:p>
          </table:table-cell>
          <table:table-cell office:value-type="float" office:value="0.99701255" calcext:value-type="float">
            <text:p>0.9970125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2</text:p>
          </table:table-cell>
          <table:table-cell office:value-type="float" office:value="0.96943231" calcext:value-type="float">
            <text:p>0.96943231</text:p>
          </table:table-cell>
          <table:table-cell office:value-type="float" office:value="0.98013245" calcext:value-type="float">
            <text:p>0.98013245</text:p>
          </table:table-cell>
          <table:table-cell office:value-type="float" office:value="0.97475302" calcext:value-type="float">
            <text:p>0.9747530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2-PL3</text:p>
          </table:table-cell>
          <table:table-cell office:value-type="float" office:value="0.95775589" calcext:value-type="float">
            <text:p>0.95775589</text:p>
          </table:table-cell>
          <table:table-cell office:value-type="float" office:value="0.99067358" calcext:value-type="float">
            <text:p>0.99067358</text:p>
          </table:table-cell>
          <table:table-cell office:value-type="float" office:value="0.97393667" calcext:value-type="float">
            <text:p>0.97393667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3-SG</text:p>
          </table:table-cell>
          <table:table-cell office:value-type="float" office:value="0.51448809" calcext:value-type="float">
            <text:p>0.51448809</text:p>
          </table:table-cell>
          <table:table-cell office:value-type="float" office:value="0.50219987" calcext:value-type="float">
            <text:p>0.50219987</text:p>
          </table:table-cell>
          <table:table-cell office:value-type="float" office:value="0.50826972" calcext:value-type="float">
            <text:p>0.5082697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4-PL</text:p>
          </table:table-cell>
          <table:table-cell office:value-type="float" office:value="0.22058824" calcext:value-type="float">
            <text:p>0.22058824</text:p>
          </table:table-cell>
          <table:table-cell office:value-type="float" office:value="0.04166667" calcext:value-type="float">
            <text:p>0.04166667</text:p>
          </table:table-cell>
          <table:table-cell office:value-type="float" office:value="0.07009346" calcext:value-type="float">
            <text:p>0.070093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5-SG</text:p>
          </table:table-cell>
          <table:table-cell office:value-type="float" office:value="0.98795181" calcext:value-type="float">
            <text:p>0.98795181</text:p>
          </table:table-cell>
          <table:table-cell office:value-type="float" office:value="0.99429387" calcext:value-type="float">
            <text:p>0.99429387</text:p>
          </table:table-cell>
          <table:table-cell office:value-type="float" office:value="0.99111269" calcext:value-type="float">
            <text:p>0.99111269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6-PL</text:p>
          </table:table-cell>
          <table:table-cell office:value-type="float" office:value="0.82919847" calcext:value-type="float">
            <text:p>0.82919847</text:p>
          </table:table-cell>
          <table:table-cell office:value-type="float" office:value="0.94149512" calcext:value-type="float">
            <text:p>0.94149512</text:p>
          </table:table-cell>
          <table:table-cell office:value-type="float" office:value="0.8817859" calcext:value-type="float">
            <text:p>0.8817859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6-PLSG</text:p>
          </table:table-cell>
          <table:table-cell office:value-type="float" office:value="0.30434783" calcext:value-type="float">
            <text:p>0.30434783</text:p>
          </table:table-cell>
          <table:table-cell office:value-type="float" office:value="0.10852713" calcext:value-type="float">
            <text:p>0.10852713</text:p>
          </table:table-cell>
          <table:table-cell office:value-type="float" office:value="0.16" calcext:value-type="float">
            <text:p>0.1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7-SG</text:p>
          </table:table-cell>
          <table:table-cell office:value-type="float" office:value="0.99101796" calcext:value-type="float">
            <text:p>0.99101796</text:p>
          </table:table-cell>
          <table:table-cell office:value-type="float" office:value="0.99498998" calcext:value-type="float">
            <text:p>0.99498998</text:p>
          </table:table-cell>
          <table:table-cell office:value-type="float" office:value="0.993" calcext:value-type="float">
            <text:p>0.993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8-PL</text:p>
          </table:table-cell>
          <table:table-cell office:value-type="float" office:value="0.98253968" calcext:value-type="float">
            <text:p>0.98253968</text:p>
          </table:table-cell>
          <table:table-cell office:value-type="float" office:value="1" calcext:value-type="float">
            <text:p>1</text:p>
          </table:table-cell>
          <table:table-cell office:value-type="float" office:value="0.99119295" calcext:value-type="float">
            <text:p>0.9911929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9-SG</text:p>
          </table:table-cell>
          <table:table-cell office:value-type="float" office:value="0.92833333" calcext:value-type="float">
            <text:p>0.92833333</text:p>
          </table:table-cell>
          <table:table-cell office:value-type="float" office:value="0.98661681" calcext:value-type="float">
            <text:p>0.98661681</text:p>
          </table:table-cell>
          <table:table-cell office:value-type="float" office:value="0.95658811" calcext:value-type="float">
            <text:p>0.95658811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ARCHAIC-PR-y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HABIT-PL</text:p>
          </table:table-cell>
          <table:table-cell office:value-type="float" office:value="0.44175824" calcext:value-type="float">
            <text:p>0.44175824</text:p>
          </table:table-cell>
          <table:table-cell office:value-type="float" office:value="0.36880734" calcext:value-type="float">
            <text:p>0.36880734</text:p>
          </table:table-cell>
          <table:table-cell office:value-type="float" office:value="0.402" calcext:value-type="float">
            <text:p>0.40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HABIT-SG</text:p>
          </table:table-cell>
          <table:table-cell office:value-type="float" office:value="0.60585586" calcext:value-type="float">
            <text:p>0.60585586</text:p>
          </table:table-cell>
          <table:table-cell office:value-type="float" office:value="0.67929293" calcext:value-type="float">
            <text:p>0.67929293</text:p>
          </table:table-cell>
          <table:table-cell office:value-type="float" office:value="0.64047619" calcext:value-type="float">
            <text:p>0.6404761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PL1</text:p>
          </table:table-cell>
          <table:table-cell office:value-type="float" office:value="1" calcext:value-type="float">
            <text:p>1</text:p>
          </table:table-cell>
          <table:table-cell office:value-type="float" office:value="0.98717949" calcext:value-type="float">
            <text:p>0.98717949</text:p>
          </table:table-cell>
          <table:table-cell office:value-type="float" office:value="0.99354839" calcext:value-type="float">
            <text:p>0.99354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SG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SUB-PREF=SG2</text:p>
          </table:table-cell>
          <table:table-cell office:value-type="float" office:value="0.5" calcext:value-type="float">
            <text:p>0.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-</text:p>
          </table:table-cell>
          <table:table-cell office:value-type="float" office:value="0.99640018" calcext:value-type="float">
            <text:p>0.99640018</text:p>
          </table:table-cell>
          <table:table-cell office:value-type="float" office:value="0.99183795" calcext:value-type="float">
            <text:p>0.99183795</text:p>
          </table:table-cell>
          <table:table-cell office:value-type="float" office:value="0.99411383" calcext:value-type="float">
            <text:p>0.99411383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-SG</text:p>
          </table:table-cell>
          <table:table-cell office:value-type="float" office:value="1" calcext:value-type="float">
            <text:p>1</text:p>
          </table:table-cell>
          <table:table-cell office:value-type="float" office:value="0.99259259" calcext:value-type="float">
            <text:p>0.99259259</text:p>
          </table:table-cell>
          <table:table-cell office:value-type="float" office:value="0.99628253" calcext:value-type="float">
            <text:p>0.9962825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-SG1</text:p>
          </table:table-cell>
          <table:table-cell office:value-type="float" office:value="0.9995586" calcext:value-type="float">
            <text:p>0.9995586</text:p>
          </table:table-cell>
          <table:table-cell office:value-type="float" office:value="1" calcext:value-type="float">
            <text:p>1</text:p>
          </table:table-cell>
          <table:table-cell office:value-type="float" office:value="0.99977925" calcext:value-type="float">
            <text:p>0.99977925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-SG2</text:p>
          </table:table-cell>
          <table:table-cell office:value-type="float" office:value="0.683391" calcext:value-type="float">
            <text:p>0.683391</text:p>
          </table:table-cell>
          <table:table-cell office:value-type="float" office:value="0.58259587" calcext:value-type="float">
            <text:p>0.58259587</text:p>
          </table:table-cell>
          <table:table-cell office:value-type="float" office:value="0.62898089" calcext:value-type="float">
            <text:p>0.62898089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-SG3</text:p>
          </table:table-cell>
          <table:table-cell office:value-type="float" office:value="0.99317041" calcext:value-type="float">
            <text:p>0.99317041</text:p>
          </table:table-cell>
          <table:table-cell office:value-type="float" office:value="0.99760311" calcext:value-type="float">
            <text:p>0.99760311</text:p>
          </table:table-cell>
          <table:table-cell office:value-type="float" office:value="0.99538182" calcext:value-type="float">
            <text:p>0.99538182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0-PL</text:p>
          </table:table-cell>
          <table:table-cell office:value-type="float" office:value="0.99717992" calcext:value-type="float">
            <text:p>0.99717992</text:p>
          </table:table-cell>
          <table:table-cell office:value-type="float" office:value="0.99887006" calcext:value-type="float">
            <text:p>0.99887006</text:p>
          </table:table-cell>
          <table:table-cell office:value-type="float" office:value="0.99802427" calcext:value-type="float">
            <text:p>0.99802427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1-SG</text:p>
          </table:table-cell>
          <table:table-cell office:value-type="float" office:value="0.55561829" calcext:value-type="float">
            <text:p>0.55561829</text:p>
          </table:table-cell>
          <table:table-cell office:value-type="float" office:value="0.57376093" calcext:value-type="float">
            <text:p>0.57376093</text:p>
          </table:table-cell>
          <table:table-cell office:value-type="float" office:value="0.56454389" calcext:value-type="float">
            <text:p>0.56454389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5-SG</text:p>
          </table:table-cell>
          <table:table-cell office:value-type="float" office:value="0.744" calcext:value-type="float">
            <text:p>0.744</text:p>
          </table:table-cell>
          <table:table-cell office:value-type="float" office:value="0.60983607" calcext:value-type="float">
            <text:p>0.60983607</text:p>
          </table:table-cell>
          <table:table-cell office:value-type="float" office:value="0.67027027" calcext:value-type="float">
            <text:p>0.6702702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6-SG</text:p>
          </table:table-cell>
          <table:table-cell office:value-type="float" office:value="1" calcext:value-type="float">
            <text:p>1</text:p>
          </table:table-cell>
          <table:table-cell office:value-type="float" office:value="0.98867925" calcext:value-type="float">
            <text:p>0.98867925</text:p>
          </table:table-cell>
          <table:table-cell office:value-type="float" office:value="0.9943074" calcext:value-type="float">
            <text:p>0.994307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7-SG</text:p>
          </table:table-cell>
          <table:table-cell office:value-type="float" office:value="0.88520408" calcext:value-type="float">
            <text:p>0.88520408</text:p>
          </table:table-cell>
          <table:table-cell office:value-type="float" office:value="0.89317889" calcext:value-type="float">
            <text:p>0.89317889</text:p>
          </table:table-cell>
          <table:table-cell office:value-type="float" office:value="0.88917361" calcext:value-type="float">
            <text:p>0.8891736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18-SG</text:p>
          </table:table-cell>
          <table:table-cell office:value-type="float" office:value="0.85416667" calcext:value-type="float">
            <text:p>0.85416667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82828283" calcext:value-type="float">
            <text:p>0.828282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2-PL</text:p>
          </table:table-cell>
          <table:table-cell office:value-type="float" office:value="1" calcext:value-type="float">
            <text:p>1</text:p>
          </table:table-cell>
          <table:table-cell office:value-type="float" office:value="0.94623656" calcext:value-type="float">
            <text:p>0.94623656</text:p>
          </table:table-cell>
          <table:table-cell office:value-type="float" office:value="0.97237569" calcext:value-type="float">
            <text:p>0.9723756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2-PL1</text:p>
          </table:table-cell>
          <table:table-cell office:value-type="float" office:value="0.99602228" calcext:value-type="float">
            <text:p>0.99602228</text:p>
          </table:table-cell>
          <table:table-cell office:value-type="float" office:value="0.99920192" calcext:value-type="float">
            <text:p>0.99920192</text:p>
          </table:table-cell>
          <table:table-cell office:value-type="float" office:value="0.99760956" calcext:value-type="float">
            <text:p>0.99760956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2-PL2</text:p>
          </table:table-cell>
          <table:table-cell office:value-type="float" office:value="0.98026316" calcext:value-type="float">
            <text:p>0.98026316</text:p>
          </table:table-cell>
          <table:table-cell office:value-type="float" office:value="0.98675497" calcext:value-type="float">
            <text:p>0.98675497</text:p>
          </table:table-cell>
          <table:table-cell office:value-type="float" office:value="0.98349835" calcext:value-type="float">
            <text:p>0.9834983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2-PL3</text:p>
          </table:table-cell>
          <table:table-cell office:value-type="float" office:value="0.97093613" calcext:value-type="float">
            <text:p>0.97093613</text:p>
          </table:table-cell>
          <table:table-cell office:value-type="float" office:value="0.99240069" calcext:value-type="float">
            <text:p>0.99240069</text:p>
          </table:table-cell>
          <table:table-cell office:value-type="float" office:value="0.98155108" calcext:value-type="float">
            <text:p>0.98155108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3-SG</text:p>
          </table:table-cell>
          <table:table-cell office:value-type="float" office:value="0.51897106" calcext:value-type="float">
            <text:p>0.51897106</text:p>
          </table:table-cell>
          <table:table-cell office:value-type="float" office:value="0.50722816" calcext:value-type="float">
            <text:p>0.50722816</text:p>
          </table:table-cell>
          <table:table-cell office:value-type="float" office:value="0.51303242" calcext:value-type="float">
            <text:p>0.51303242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4-PL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0.04444444" calcext:value-type="float">
            <text:p>0.04444444</text:p>
          </table:table-cell>
          <table:table-cell office:value-type="float" office:value="0.07407407" calcext:value-type="float">
            <text:p>0.0740740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5-SG</text:p>
          </table:table-cell>
          <table:table-cell office:value-type="float" office:value="0.99218195" calcext:value-type="float">
            <text:p>0.99218195</text:p>
          </table:table-cell>
          <table:table-cell office:value-type="float" office:value="0.9957204" calcext:value-type="float">
            <text:p>0.9957204</text:p>
          </table:table-cell>
          <table:table-cell office:value-type="float" office:value="0.99394802" calcext:value-type="float">
            <text:p>0.9939480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6-PL</text:p>
          </table:table-cell>
          <table:table-cell office:value-type="float" office:value="0.83079123" calcext:value-type="float">
            <text:p>0.83079123</text:p>
          </table:table-cell>
          <table:table-cell office:value-type="float" office:value="0.94420368" calcext:value-type="float">
            <text:p>0.94420368</text:p>
          </table:table-cell>
          <table:table-cell office:value-type="float" office:value="0.88387424" calcext:value-type="float">
            <text:p>0.88387424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6-PLSG</text:p>
          </table:table-cell>
          <table:table-cell office:value-type="float" office:value="0.3" calcext:value-type="float">
            <text:p>0.3</text:p>
          </table:table-cell>
          <table:table-cell office:value-type="float" office:value="0.10077519" calcext:value-type="float">
            <text:p>0.10077519</text:p>
          </table:table-cell>
          <table:table-cell office:value-type="float" office:value="0.15087041" calcext:value-type="float">
            <text:p>0.1508704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7-SG</text:p>
          </table:table-cell>
          <table:table-cell office:value-type="float" office:value="0.99201597" calcext:value-type="float">
            <text:p>0.99201597</text:p>
          </table:table-cell>
          <table:table-cell office:value-type="float" office:value="0.99599198" calcext:value-type="float">
            <text:p>0.99599198</text:p>
          </table:table-cell>
          <table:table-cell office:value-type="float" office:value="0.994" calcext:value-type="float">
            <text:p>0.994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8-PL</text:p>
          </table:table-cell>
          <table:table-cell office:value-type="float" office:value="0.98410175" calcext:value-type="float">
            <text:p>0.98410175</text:p>
          </table:table-cell>
          <table:table-cell office:value-type="float" office:value="1" calcext:value-type="float">
            <text:p>1</text:p>
          </table:table-cell>
          <table:table-cell office:value-type="float" office:value="0.99198718" calcext:value-type="float">
            <text:p>0.9919871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9-SG</text:p>
          </table:table-cell>
          <table:table-cell office:value-type="float" office:value="0.92920682" calcext:value-type="float">
            <text:p>0.92920682</text:p>
          </table:table-cell>
          <table:table-cell office:value-type="float" office:value="0.98681362" calcext:value-type="float">
            <text:p>0.98681362</text:p>
          </table:table-cell>
          <table:table-cell office:value-type="float" office:value="0.95714422" calcext:value-type="float">
            <text:p>0.95714422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ARCHAIC-PR-y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HABIT-PL</text:p>
          </table:table-cell>
          <table:table-cell office:value-type="float" office:value="0.44323144" calcext:value-type="float">
            <text:p>0.44323144</text:p>
          </table:table-cell>
          <table:table-cell office:value-type="float" office:value="0.37247706" calcext:value-type="float">
            <text:p>0.37247706</text:p>
          </table:table-cell>
          <table:table-cell office:value-type="float" office:value="0.40478564" calcext:value-type="float">
            <text:p>0.4047856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HABIT-SG</text:p>
          </table:table-cell>
          <table:table-cell office:value-type="float" office:value="0.60677966" calcext:value-type="float">
            <text:p>0.60677966</text:p>
          </table:table-cell>
          <table:table-cell office:value-type="float" office:value="0.6780303" calcext:value-type="float">
            <text:p>0.6780303</text:p>
          </table:table-cell>
          <table:table-cell office:value-type="float" office:value="0.64042934" calcext:value-type="float">
            <text:p>0.6404293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PL1</text:p>
          </table:table-cell>
          <table:table-cell office:value-type="float" office:value="1" calcext:value-type="float">
            <text:p>1</text:p>
          </table:table-cell>
          <table:table-cell office:value-type="float" office:value="0.98717949" calcext:value-type="float">
            <text:p>0.98717949</text:p>
          </table:table-cell>
          <table:table-cell office:value-type="float" office:value="0.99354839" calcext:value-type="float">
            <text:p>0.99354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SG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SUB-PREF=SG2</text:p>
          </table:table-cell>
          <table:table-cell office:value-type="float" office:value="0.5" calcext:value-type="float">
            <text:p>0.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-</text:p>
          </table:table-cell>
          <table:table-cell office:value-type="float" office:value="0.99649982" calcext:value-type="float">
            <text:p>0.99649982</text:p>
          </table:table-cell>
          <table:table-cell office:value-type="float" office:value="0.99183795" calcext:value-type="float">
            <text:p>0.99183795</text:p>
          </table:table-cell>
          <table:table-cell office:value-type="float" office:value="0.99416342" calcext:value-type="float">
            <text:p>0.99416342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-SG</text:p>
          </table:table-cell>
          <table:table-cell table:number-columns-repeated="3" office:value-type="float" office:value="0.99259259" calcext:value-type="float">
            <text:p>0.9925925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-SG1</text:p>
          </table:table-cell>
          <table:table-cell office:value-type="float" office:value="0.9995586" calcext:value-type="float">
            <text:p>0.9995586</text:p>
          </table:table-cell>
          <table:table-cell office:value-type="float" office:value="1" calcext:value-type="float">
            <text:p>1</text:p>
          </table:table-cell>
          <table:table-cell office:value-type="float" office:value="0.99977925" calcext:value-type="float">
            <text:p>0.99977925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-SG2</text:p>
          </table:table-cell>
          <table:table-cell office:value-type="float" office:value="0.68411867" calcext:value-type="float">
            <text:p>0.68411867</text:p>
          </table:table-cell>
          <table:table-cell office:value-type="float" office:value="0.57817109" calcext:value-type="float">
            <text:p>0.57817109</text:p>
          </table:table-cell>
          <table:table-cell office:value-type="float" office:value="0.62669864" calcext:value-type="float">
            <text:p>0.6266986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-SG3</text:p>
          </table:table-cell>
          <table:table-cell office:value-type="float" office:value="0.99341564" calcext:value-type="float">
            <text:p>0.99341564</text:p>
          </table:table-cell>
          <table:table-cell office:value-type="float" office:value="0.99760311" calcext:value-type="float">
            <text:p>0.99760311</text:p>
          </table:table-cell>
          <table:table-cell office:value-type="float" office:value="0.99550497" calcext:value-type="float">
            <text:p>0.99550497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0-PL</text:p>
          </table:table-cell>
          <table:table-cell office:value-type="float" office:value="0.99717992" calcext:value-type="float">
            <text:p>0.99717992</text:p>
          </table:table-cell>
          <table:table-cell office:value-type="float" office:value="0.99887006" calcext:value-type="float">
            <text:p>0.99887006</text:p>
          </table:table-cell>
          <table:table-cell office:value-type="float" office:value="0.99802427" calcext:value-type="float">
            <text:p>0.99802427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1-SG</text:p>
          </table:table-cell>
          <table:table-cell office:value-type="float" office:value="0.5605889" calcext:value-type="float">
            <text:p>0.5605889</text:p>
          </table:table-cell>
          <table:table-cell office:value-type="float" office:value="0.57725948" calcext:value-type="float">
            <text:p>0.57725948</text:p>
          </table:table-cell>
          <table:table-cell office:value-type="float" office:value="0.56880207" calcext:value-type="float">
            <text:p>0.56880207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5-SG</text:p>
          </table:table-cell>
          <table:table-cell office:value-type="float" office:value="0.74206349" calcext:value-type="float">
            <text:p>0.74206349</text:p>
          </table:table-cell>
          <table:table-cell office:value-type="float" office:value="0.61311475" calcext:value-type="float">
            <text:p>0.61311475</text:p>
          </table:table-cell>
          <table:table-cell office:value-type="float" office:value="0.67145422" calcext:value-type="float">
            <text:p>0.6714542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6-SG</text:p>
          </table:table-cell>
          <table:table-cell office:value-type="float" office:value="1" calcext:value-type="float">
            <text:p>1</text:p>
          </table:table-cell>
          <table:table-cell office:value-type="float" office:value="0.98867925" calcext:value-type="float">
            <text:p>0.98867925</text:p>
          </table:table-cell>
          <table:table-cell office:value-type="float" office:value="0.9943074" calcext:value-type="float">
            <text:p>0.994307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7-SG</text:p>
          </table:table-cell>
          <table:table-cell office:value-type="float" office:value="0.88422392" calcext:value-type="float">
            <text:p>0.88422392</text:p>
          </table:table-cell>
          <table:table-cell office:value-type="float" office:value="0.89446589" calcext:value-type="float">
            <text:p>0.89446589</text:p>
          </table:table-cell>
          <table:table-cell office:value-type="float" office:value="0.88931542" calcext:value-type="float">
            <text:p>0.8893154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18-SG</text:p>
          </table:table-cell>
          <table:table-cell office:value-type="float" office:value="0.85416667" calcext:value-type="float">
            <text:p>0.85416667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82828283" calcext:value-type="float">
            <text:p>0.828282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2-PL</text:p>
          </table:table-cell>
          <table:table-cell office:value-type="float" office:value="1" calcext:value-type="float">
            <text:p>1</text:p>
          </table:table-cell>
          <table:table-cell office:value-type="float" office:value="0.95698925" calcext:value-type="float">
            <text:p>0.95698925</text:p>
          </table:table-cell>
          <table:table-cell office:value-type="float" office:value="0.97802198" calcext:value-type="float">
            <text:p>0.9780219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2-PL1</text:p>
          </table:table-cell>
          <table:table-cell office:value-type="float" office:value="0.99641862" calcext:value-type="float">
            <text:p>0.99641862</text:p>
          </table:table-cell>
          <table:table-cell office:value-type="float" office:value="0.99920192" calcext:value-type="float">
            <text:p>0.99920192</text:p>
          </table:table-cell>
          <table:table-cell office:value-type="float" office:value="0.99780833" calcext:value-type="float">
            <text:p>0.99780833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2-PL2</text:p>
          </table:table-cell>
          <table:table-cell office:value-type="float" office:value="0.98026316" calcext:value-type="float">
            <text:p>0.98026316</text:p>
          </table:table-cell>
          <table:table-cell office:value-type="float" office:value="0.98675497" calcext:value-type="float">
            <text:p>0.98675497</text:p>
          </table:table-cell>
          <table:table-cell office:value-type="float" office:value="0.98349835" calcext:value-type="float">
            <text:p>0.9834983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2-PL3</text:p>
          </table:table-cell>
          <table:table-cell office:value-type="float" office:value="0.97095085" calcext:value-type="float">
            <text:p>0.97095085</text:p>
          </table:table-cell>
          <table:table-cell office:value-type="float" office:value="0.99291883" calcext:value-type="float">
            <text:p>0.99291883</text:p>
          </table:table-cell>
          <table:table-cell office:value-type="float" office:value="0.98181197" calcext:value-type="float">
            <text:p>0.98181197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3-SG</text:p>
          </table:table-cell>
          <table:table-cell office:value-type="float" office:value="0.52426564" calcext:value-type="float">
            <text:p>0.52426564</text:p>
          </table:table-cell>
          <table:table-cell office:value-type="float" office:value="0.51602766" calcext:value-type="float">
            <text:p>0.51602766</text:p>
          </table:table-cell>
          <table:table-cell office:value-type="float" office:value="0.52011403" calcext:value-type="float">
            <text:p>0.52011403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4-PL</text:p>
          </table:table-cell>
          <table:table-cell office:value-type="float" office:value="0.4368932" calcext:value-type="float">
            <text:p>0.43689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9438445" calcext:value-type="float">
            <text:p>0.194384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5-SG</text:p>
          </table:table-cell>
          <table:table-cell office:value-type="float" office:value="0.99218195" calcext:value-type="float">
            <text:p>0.99218195</text:p>
          </table:table-cell>
          <table:table-cell office:value-type="float" office:value="0.9957204" calcext:value-type="float">
            <text:p>0.9957204</text:p>
          </table:table-cell>
          <table:table-cell office:value-type="float" office:value="0.99394802" calcext:value-type="float">
            <text:p>0.9939480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6-PL</text:p>
          </table:table-cell>
          <table:table-cell office:value-type="float" office:value="0.83884892" calcext:value-type="float">
            <text:p>0.83884892</text:p>
          </table:table-cell>
          <table:table-cell office:value-type="float" office:value="0.94745395" calcext:value-type="float">
            <text:p>0.94745395</text:p>
          </table:table-cell>
          <table:table-cell office:value-type="float" office:value="0.88984991" calcext:value-type="float">
            <text:p>0.88984991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6-PLSG</text:p>
          </table:table-cell>
          <table:table-cell office:value-type="float" office:value="0.3943662" calcext:value-type="float">
            <text:p>0.3943662</text:p>
          </table:table-cell>
          <table:table-cell office:value-type="float" office:value="0.14470284" calcext:value-type="float">
            <text:p>0.14470284</text:p>
          </table:table-cell>
          <table:table-cell office:value-type="float" office:value="0.21172023" calcext:value-type="float">
            <text:p>0.2117202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7-SG</text:p>
          </table:table-cell>
          <table:table-cell office:value-type="float" office:value="0.99200799" calcext:value-type="float">
            <text:p>0.99200799</text:p>
          </table:table-cell>
          <table:table-cell office:value-type="float" office:value="0.99498998" calcext:value-type="float">
            <text:p>0.99498998</text:p>
          </table:table-cell>
          <table:table-cell office:value-type="float" office:value="0.99349675" calcext:value-type="float">
            <text:p>0.9934967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8-PL</text:p>
          </table:table-cell>
          <table:table-cell office:value-type="float" office:value="0.98410175" calcext:value-type="float">
            <text:p>0.98410175</text:p>
          </table:table-cell>
          <table:table-cell office:value-type="float" office:value="1" calcext:value-type="float">
            <text:p>1</text:p>
          </table:table-cell>
          <table:table-cell office:value-type="float" office:value="0.99198718" calcext:value-type="float">
            <text:p>0.9919871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9-SG</text:p>
          </table:table-cell>
          <table:table-cell office:value-type="float" office:value="0.9341909" calcext:value-type="float">
            <text:p>0.9341909</text:p>
          </table:table-cell>
          <table:table-cell office:value-type="float" office:value="0.98622318" calcext:value-type="float">
            <text:p>0.98622318</text:p>
          </table:table-cell>
          <table:table-cell office:value-type="float" office:value="0.95950215" calcext:value-type="float">
            <text:p>0.95950215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ARCHAIC-PR-y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HABIT-PL</text:p>
          </table:table-cell>
          <table:table-cell office:value-type="float" office:value="0.44298246" calcext:value-type="float">
            <text:p>0.44298246</text:p>
          </table:table-cell>
          <table:table-cell office:value-type="float" office:value="0.3706422" calcext:value-type="float">
            <text:p>0.3706422</text:p>
          </table:table-cell>
          <table:table-cell office:value-type="float" office:value="0.4035964" calcext:value-type="float">
            <text:p>0.403596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HABIT-SG</text:p>
          </table:table-cell>
          <table:table-cell office:value-type="float" office:value="0.60609481" calcext:value-type="float">
            <text:p>0.60609481</text:p>
          </table:table-cell>
          <table:table-cell office:value-type="float" office:value="0.6780303" calcext:value-type="float">
            <text:p>0.6780303</text:p>
          </table:table-cell>
          <table:table-cell office:value-type="float" office:value="0.64004768" calcext:value-type="float">
            <text:p>0.6400476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PL1</text:p>
          </table:table-cell>
          <table:table-cell office:value-type="float" office:value="1" calcext:value-type="float">
            <text:p>1</text:p>
          </table:table-cell>
          <table:table-cell office:value-type="float" office:value="0.98717949" calcext:value-type="float">
            <text:p>0.98717949</text:p>
          </table:table-cell>
          <table:table-cell office:value-type="float" office:value="0.99354839" calcext:value-type="float">
            <text:p>0.99354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SG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SUB-PREF=SG2</text:p>
          </table:table-cell>
          <table:table-cell office:value-type="float" office:value="0.5" calcext:value-type="float">
            <text:p>0.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-</text:p>
          </table:table-cell>
          <table:table-cell office:value-type="float" office:value="0.99567839" calcext:value-type="float">
            <text:p>0.99567839</text:p>
          </table:table-cell>
          <table:table-cell office:value-type="float" office:value="0.98611457" calcext:value-type="float">
            <text:p>0.98611457</text:p>
          </table:table-cell>
          <table:table-cell office:value-type="float" office:value="0.9908734" calcext:value-type="float">
            <text:p>0.9908734</text:p>
          </table:table-cell>
          <table:table-cell office:value-type="float" office:value="20093" calcext:value-type="float">
            <text:p>20093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-SG</text:p>
          </table:table-cell>
          <table:table-cell table:number-columns-repeated="3" office:value-type="float" office:value="0.99259259" calcext:value-type="float">
            <text:p>0.9925925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-SG1</text:p>
          </table:table-cell>
          <table:table-cell office:value-type="float" office:value="0.99801675" calcext:value-type="float">
            <text:p>0.99801675</text:p>
          </table:table-cell>
          <table:table-cell office:value-type="float" office:value="1" calcext:value-type="float">
            <text:p>1</text:p>
          </table:table-cell>
          <table:table-cell office:value-type="float" office:value="0.99900739" calcext:value-type="float">
            <text:p>0.99900739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-SG2</text:p>
          </table:table-cell>
          <table:table-cell office:value-type="float" office:value="0.68301226" calcext:value-type="float">
            <text:p>0.68301226</text:p>
          </table:table-cell>
          <table:table-cell office:value-type="float" office:value="0.57522124" calcext:value-type="float">
            <text:p>0.57522124</text:p>
          </table:table-cell>
          <table:table-cell office:value-type="float" office:value="0.6244996" calcext:value-type="float">
            <text:p>0.6244996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-SG3</text:p>
          </table:table-cell>
          <table:table-cell office:value-type="float" office:value="0.99168314" calcext:value-type="float">
            <text:p>0.99168314</text:p>
          </table:table-cell>
          <table:table-cell office:value-type="float" office:value="0.99537152" calcext:value-type="float">
            <text:p>0.99537152</text:p>
          </table:table-cell>
          <table:table-cell office:value-type="float" office:value="0.9935239" calcext:value-type="float">
            <text:p>0.9935239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0-PL</text:p>
          </table:table-cell>
          <table:table-cell office:value-type="float" office:value="0.99326221" calcext:value-type="float">
            <text:p>0.99326221</text:p>
          </table:table-cell>
          <table:table-cell office:value-type="float" office:value="0.99943503" calcext:value-type="float">
            <text:p>0.99943503</text:p>
          </table:table-cell>
          <table:table-cell office:value-type="float" office:value="0.99633906" calcext:value-type="float">
            <text:p>0.99633906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1-SG</text:p>
          </table:table-cell>
          <table:table-cell office:value-type="float" office:value="0.55599104" calcext:value-type="float">
            <text:p>0.55599104</text:p>
          </table:table-cell>
          <table:table-cell office:value-type="float" office:value="0.57900875" calcext:value-type="float">
            <text:p>0.57900875</text:p>
          </table:table-cell>
          <table:table-cell office:value-type="float" office:value="0.5672665" calcext:value-type="float">
            <text:p>0.5672665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5-SG</text:p>
          </table:table-cell>
          <table:table-cell office:value-type="float" office:value="0.75502008" calcext:value-type="float">
            <text:p>0.75502008</text:p>
          </table:table-cell>
          <table:table-cell office:value-type="float" office:value="0.61639344" calcext:value-type="float">
            <text:p>0.61639344</text:p>
          </table:table-cell>
          <table:table-cell office:value-type="float" office:value="0.67870036" calcext:value-type="float">
            <text:p>0.6787003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6-SG</text:p>
          </table:table-cell>
          <table:table-cell office:value-type="float" office:value="0.99619772" calcext:value-type="float">
            <text:p>0.99619772</text:p>
          </table:table-cell>
          <table:table-cell office:value-type="float" office:value="0.98867925" calcext:value-type="float">
            <text:p>0.98867925</text:p>
          </table:table-cell>
          <table:table-cell office:value-type="float" office:value="0.99242424" calcext:value-type="float">
            <text:p>0.9924242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7-SG</text:p>
          </table:table-cell>
          <table:table-cell office:value-type="float" office:value="0.88703466" calcext:value-type="float">
            <text:p>0.88703466</text:p>
          </table:table-cell>
          <table:table-cell office:value-type="float" office:value="0.88931789" calcext:value-type="float">
            <text:p>0.88931789</text:p>
          </table:table-cell>
          <table:table-cell office:value-type="float" office:value="0.88817481" calcext:value-type="float">
            <text:p>0.8881748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18-SG</text:p>
          </table:table-cell>
          <table:table-cell office:value-type="float" office:value="0.82" calcext:value-type="float">
            <text:p>0.82</text:p>
          </table:table-cell>
          <table:table-cell office:value-type="float" office:value="0.80392157" calcext:value-type="float">
            <text:p>0.80392157</text:p>
          </table:table-cell>
          <table:table-cell office:value-type="float" office:value="0.81188119" calcext:value-type="float">
            <text:p>0.811881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2-PL</text:p>
          </table:table-cell>
          <table:table-cell office:value-type="float" office:value="1" calcext:value-type="float">
            <text:p>1</text:p>
          </table:table-cell>
          <table:table-cell office:value-type="float" office:value="0.95698925" calcext:value-type="float">
            <text:p>0.95698925</text:p>
          </table:table-cell>
          <table:table-cell office:value-type="float" office:value="0.97802198" calcext:value-type="float">
            <text:p>0.9780219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2-PL1</text:p>
          </table:table-cell>
          <table:table-cell office:value-type="float" office:value="0.99522863" calcext:value-type="float">
            <text:p>0.99522863</text:p>
          </table:table-cell>
          <table:table-cell office:value-type="float" office:value="0.99880287" calcext:value-type="float">
            <text:p>0.99880287</text:p>
          </table:table-cell>
          <table:table-cell office:value-type="float" office:value="0.99701255" calcext:value-type="float">
            <text:p>0.99701255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2-PL2</text:p>
          </table:table-cell>
          <table:table-cell office:value-type="float" office:value="0.969163" calcext:value-type="float">
            <text:p>0.969163</text:p>
          </table:table-cell>
          <table:table-cell office:value-type="float" office:value="0.97130243" calcext:value-type="float">
            <text:p>0.97130243</text:p>
          </table:table-cell>
          <table:table-cell office:value-type="float" office:value="0.97023153" calcext:value-type="float">
            <text:p>0.9702315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2-PL3</text:p>
          </table:table-cell>
          <table:table-cell office:value-type="float" office:value="0.95776999" calcext:value-type="float">
            <text:p>0.95776999</text:p>
          </table:table-cell>
          <table:table-cell office:value-type="float" office:value="0.991019" calcext:value-type="float">
            <text:p>0.991019</text:p>
          </table:table-cell>
          <table:table-cell office:value-type="float" office:value="0.97411086" calcext:value-type="float">
            <text:p>0.97411086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3-SG</text:p>
          </table:table-cell>
          <table:table-cell office:value-type="float" office:value="0.52304738" calcext:value-type="float">
            <text:p>0.52304738</text:p>
          </table:table-cell>
          <table:table-cell office:value-type="float" office:value="0.51351351" calcext:value-type="float">
            <text:p>0.51351351</text:p>
          </table:table-cell>
          <table:table-cell office:value-type="float" office:value="0.5182366" calcext:value-type="float">
            <text:p>0.5182366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4-PL</text:p>
          </table:table-cell>
          <table:table-cell office:value-type="float" office:value="0.43877551" calcext:value-type="float">
            <text:p>0.43877551</text:p>
          </table:table-cell>
          <table:table-cell office:value-type="float" office:value="0.11944444" calcext:value-type="float">
            <text:p>0.11944444</text:p>
          </table:table-cell>
          <table:table-cell office:value-type="float" office:value="0.18777293" calcext:value-type="float">
            <text:p>0.18777293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5-SG</text:p>
          </table:table-cell>
          <table:table-cell office:value-type="float" office:value="0.98796034" calcext:value-type="float">
            <text:p>0.98796034</text:p>
          </table:table-cell>
          <table:table-cell office:value-type="float" office:value="0.99500713" calcext:value-type="float">
            <text:p>0.99500713</text:p>
          </table:table-cell>
          <table:table-cell office:value-type="float" office:value="0.99147122" calcext:value-type="float">
            <text:p>0.9914712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6-PL</text:p>
          </table:table-cell>
          <table:table-cell office:value-type="float" office:value="0.83604986" calcext:value-type="float">
            <text:p>0.83604986</text:p>
          </table:table-cell>
          <table:table-cell office:value-type="float" office:value="0.9447454" calcext:value-type="float">
            <text:p>0.9447454</text:p>
          </table:table-cell>
          <table:table-cell office:value-type="float" office:value="0.88708037" calcext:value-type="float">
            <text:p>0.88708037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6-PLSG</text:p>
          </table:table-cell>
          <table:table-cell office:value-type="float" office:value="0.38194444" calcext:value-type="float">
            <text:p>0.38194444</text:p>
          </table:table-cell>
          <table:table-cell office:value-type="float" office:value="0.14211886" calcext:value-type="float">
            <text:p>0.14211886</text:p>
          </table:table-cell>
          <table:table-cell office:value-type="float" office:value="0.20715631" calcext:value-type="float">
            <text:p>0.2071563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7-SG</text:p>
          </table:table-cell>
          <table:table-cell office:value-type="float" office:value="0.99100899" calcext:value-type="float">
            <text:p>0.99100899</text:p>
          </table:table-cell>
          <table:table-cell office:value-type="float" office:value="0.99398798" calcext:value-type="float">
            <text:p>0.99398798</text:p>
          </table:table-cell>
          <table:table-cell office:value-type="float" office:value="0.99249625" calcext:value-type="float">
            <text:p>0.9924962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8-PL</text:p>
          </table:table-cell>
          <table:table-cell office:value-type="float" office:value="0.98253968" calcext:value-type="float">
            <text:p>0.98253968</text:p>
          </table:table-cell>
          <table:table-cell office:value-type="float" office:value="1" calcext:value-type="float">
            <text:p>1</text:p>
          </table:table-cell>
          <table:table-cell office:value-type="float" office:value="0.99119295" calcext:value-type="float">
            <text:p>0.9911929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9-SG</text:p>
          </table:table-cell>
          <table:table-cell office:value-type="float" office:value="0.93299832" calcext:value-type="float">
            <text:p>0.93299832</text:p>
          </table:table-cell>
          <table:table-cell office:value-type="float" office:value="0.98661681" calcext:value-type="float">
            <text:p>0.98661681</text:p>
          </table:table-cell>
          <table:table-cell office:value-type="float" office:value="0.95905873" calcext:value-type="float">
            <text:p>0.95905873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ARCHAIC-PR-yu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HABIT-PL</text:p>
          </table:table-cell>
          <table:table-cell office:value-type="float" office:value="0.44273128" calcext:value-type="float">
            <text:p>0.44273128</text:p>
          </table:table-cell>
          <table:table-cell office:value-type="float" office:value="0.36880734" calcext:value-type="float">
            <text:p>0.36880734</text:p>
          </table:table-cell>
          <table:table-cell office:value-type="float" office:value="0.4024024" calcext:value-type="float">
            <text:p>0.402402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HABIT-SG</text:p>
          </table:table-cell>
          <table:table-cell office:value-type="float" office:value="0.60585586" calcext:value-type="float">
            <text:p>0.60585586</text:p>
          </table:table-cell>
          <table:table-cell office:value-type="float" office:value="0.67929293" calcext:value-type="float">
            <text:p>0.67929293</text:p>
          </table:table-cell>
          <table:table-cell office:value-type="float" office:value="0.64047619" calcext:value-type="float">
            <text:p>0.6404761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PL1</text:p>
          </table:table-cell>
          <table:table-cell office:value-type="float" office:value="1" calcext:value-type="float">
            <text:p>1</text:p>
          </table:table-cell>
          <table:table-cell office:value-type="float" office:value="0.98717949" calcext:value-type="float">
            <text:p>0.98717949</text:p>
          </table:table-cell>
          <table:table-cell office:value-type="float" office:value="0.99354839" calcext:value-type="float">
            <text:p>0.993548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SG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SUB-PREF=SG2</text:p>
          </table:table-cell>
          <table:table-cell office:value-type="float" office:value="0.5" calcext:value-type="float">
            <text:p>0.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2424242" calcext:value-type="float">
            <text:p>0.42424242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TAM stage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12"/>-</text:p>
          </table:table-cell>
          <table:table-cell office:value-type="float" office:value="0.99096592" calcext:value-type="float">
            <text:p>0.99096592</text:p>
          </table:table-cell>
          <table:table-cell office:value-type="float" office:value="0.99312881" calcext:value-type="float">
            <text:p>0.99312881</text:p>
          </table:table-cell>
          <table:table-cell office:value-type="float" office:value="0.99204619" calcext:value-type="float">
            <text:p>0.99204619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COND</text:p>
          </table:table-cell>
          <table:table-cell office:value-type="float" office:value="0.72751149" calcext:value-type="float">
            <text:p>0.72751149</text:p>
          </table:table-cell>
          <table:table-cell office:value-type="float" office:value="0.71808166" calcext:value-type="float">
            <text:p>0.71808166</text:p>
          </table:table-cell>
          <table:table-cell office:value-type="float" office:value="0.72276582" calcext:value-type="float">
            <text:p>0.7227658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/>TAM=COND-NEG</text:p>
          </table:table-cell>
          <table:table-cell office:value-type="float" office:value="0.96296296" calcext:value-type="float">
            <text:p>0.96296296</text:p>
          </table:table-cell>
          <table:table-cell office:value-type="float" office:value="1" calcext:value-type="float">
            <text:p>1</text:p>
          </table:table-cell>
          <table:table-cell office:value-type="float" office:value="0.98113208" calcext:value-type="float">
            <text:p>0.981132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TAM=FUT</text:p>
          </table:table-cell>
          <table:table-cell office:value-type="float" office:value="0.96277228" calcext:value-type="float">
            <text:p>0.96277228</text:p>
          </table:table-cell>
          <table:table-cell office:value-type="float" office:value="0.92503805" calcext:value-type="float">
            <text:p>0.92503805</text:p>
          </table:table-cell>
          <table:table-cell office:value-type="float" office:value="0.94352804" calcext:value-type="float">
            <text:p>0.94352804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NARR</text:p>
          </table:table-cell>
          <table:table-cell office:value-type="float" office:value="0.9527027" calcext:value-type="float">
            <text:p>0.9527027</text:p>
          </table:table-cell>
          <table:table-cell office:value-type="float" office:value="0.8757764" calcext:value-type="float">
            <text:p>0.8757764</text:p>
          </table:table-cell>
          <table:table-cell office:value-type="float" office:value="0.91262136" calcext:value-type="float">
            <text:p>0.912621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6"/>TAM=NEG</text:p>
          </table:table-cell>
          <table:table-cell office:value-type="float" office:value="0.97018795" calcext:value-type="float">
            <text:p>0.97018795</text:p>
          </table:table-cell>
          <table:table-cell office:value-type="float" office:value="0.96642995" calcext:value-type="float">
            <text:p>0.96642995</text:p>
          </table:table-cell>
          <table:table-cell office:value-type="float" office:value="0.9683053" calcext:value-type="float">
            <text:p>0.968305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PAST</text:p>
          </table:table-cell>
          <table:table-cell office:value-type="float" office:value="0.95651893" calcext:value-type="float">
            <text:p>0.95651893</text:p>
          </table:table-cell>
          <table:table-cell office:value-type="float" office:value="0.96753714" calcext:value-type="float">
            <text:p>0.96753714</text:p>
          </table:table-cell>
          <table:table-cell office:value-type="float" office:value="0.96199649" calcext:value-type="float">
            <text:p>0.9619964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/>TAM=PAST-NEG</text:p>
          </table:table-cell>
          <table:table-cell office:value-type="float" office:value="0.96436285" calcext:value-type="float">
            <text:p>0.96436285</text:p>
          </table:table-cell>
          <table:table-cell office:value-type="float" office:value="0.95304162" calcext:value-type="float">
            <text:p>0.95304162</text:p>
          </table:table-cell>
          <table:table-cell office:value-type="float" office:value="0.95866881" calcext:value-type="float">
            <text:p>0.9586688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PERF</text:p>
          </table:table-cell>
          <table:table-cell office:value-type="float" office:value="0.99860452" calcext:value-type="float">
            <text:p>0.99860452</text:p>
          </table:table-cell>
          <table:table-cell office:value-type="float" office:value="0.99804742" calcext:value-type="float">
            <text:p>0.99804742</text:p>
          </table:table-cell>
          <table:table-cell office:value-type="float" office:value="0.99832589" calcext:value-type="float">
            <text:p>0.9983258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7"/>TAM=PR</text:p>
          </table:table-cell>
          <table:table-cell office:value-type="float" office:value="0.95070281" calcext:value-type="float">
            <text:p>0.95070281</text:p>
          </table:table-cell>
          <table:table-cell office:value-type="float" office:value="0.9463322" calcext:value-type="float">
            <text:p>0.9463322</text:p>
          </table:table-cell>
          <table:table-cell office:value-type="float" office:value="0.94851247" calcext:value-type="float">
            <text:p>0.94851247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<text:s text:c="5"/>TAM=SBJN</text:p>
          </table:table-cell>
          <table:table-cell office:value-type="float" office:value="0.99056397" calcext:value-type="float">
            <text:p>0.99056397</text:p>
          </table:table-cell>
          <table:table-cell office:value-type="float" office:value="0.98451472" calcext:value-type="float">
            <text:p>0.98451472</text:p>
          </table:table-cell>
          <table:table-cell office:value-type="float" office:value="0.98753008" calcext:value-type="float">
            <text:p>0.9875300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TAM=SBJN-C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-</text:p>
          </table:table-cell>
          <table:table-cell office:value-type="float" office:value="0.99096592" calcext:value-type="float">
            <text:p>0.99096592</text:p>
          </table:table-cell>
          <table:table-cell office:value-type="float" office:value="0.99312881" calcext:value-type="float">
            <text:p>0.99312881</text:p>
          </table:table-cell>
          <table:table-cell office:value-type="float" office:value="0.99204619" calcext:value-type="float">
            <text:p>0.99204619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COND</text:p>
          </table:table-cell>
          <table:table-cell office:value-type="float" office:value="0.72751149" calcext:value-type="float">
            <text:p>0.72751149</text:p>
          </table:table-cell>
          <table:table-cell office:value-type="float" office:value="0.71808166" calcext:value-type="float">
            <text:p>0.71808166</text:p>
          </table:table-cell>
          <table:table-cell office:value-type="float" office:value="0.72276582" calcext:value-type="float">
            <text:p>0.7227658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COND-NEG</text:p>
          </table:table-cell>
          <table:table-cell office:value-type="float" office:value="0.96296296" calcext:value-type="float">
            <text:p>0.96296296</text:p>
          </table:table-cell>
          <table:table-cell office:value-type="float" office:value="1" calcext:value-type="float">
            <text:p>1</text:p>
          </table:table-cell>
          <table:table-cell office:value-type="float" office:value="0.98113208" calcext:value-type="float">
            <text:p>0.981132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FUT</text:p>
          </table:table-cell>
          <table:table-cell office:value-type="float" office:value="0.96277228" calcext:value-type="float">
            <text:p>0.96277228</text:p>
          </table:table-cell>
          <table:table-cell office:value-type="float" office:value="0.92503805" calcext:value-type="float">
            <text:p>0.92503805</text:p>
          </table:table-cell>
          <table:table-cell office:value-type="float" office:value="0.94352804" calcext:value-type="float">
            <text:p>0.94352804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NARR</text:p>
          </table:table-cell>
          <table:table-cell office:value-type="float" office:value="0.9527027" calcext:value-type="float">
            <text:p>0.9527027</text:p>
          </table:table-cell>
          <table:table-cell office:value-type="float" office:value="0.8757764" calcext:value-type="float">
            <text:p>0.8757764</text:p>
          </table:table-cell>
          <table:table-cell office:value-type="float" office:value="0.91262136" calcext:value-type="float">
            <text:p>0.912621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NEG</text:p>
          </table:table-cell>
          <table:table-cell office:value-type="float" office:value="0.97018795" calcext:value-type="float">
            <text:p>0.97018795</text:p>
          </table:table-cell>
          <table:table-cell office:value-type="float" office:value="0.96642995" calcext:value-type="float">
            <text:p>0.96642995</text:p>
          </table:table-cell>
          <table:table-cell office:value-type="float" office:value="0.9683053" calcext:value-type="float">
            <text:p>0.968305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AST</text:p>
          </table:table-cell>
          <table:table-cell office:value-type="float" office:value="0.95651893" calcext:value-type="float">
            <text:p>0.95651893</text:p>
          </table:table-cell>
          <table:table-cell office:value-type="float" office:value="0.96753714" calcext:value-type="float">
            <text:p>0.96753714</text:p>
          </table:table-cell>
          <table:table-cell office:value-type="float" office:value="0.96199649" calcext:value-type="float">
            <text:p>0.9619964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AST-NEG</text:p>
          </table:table-cell>
          <table:table-cell office:value-type="float" office:value="0.96436285" calcext:value-type="float">
            <text:p>0.96436285</text:p>
          </table:table-cell>
          <table:table-cell office:value-type="float" office:value="0.95304162" calcext:value-type="float">
            <text:p>0.95304162</text:p>
          </table:table-cell>
          <table:table-cell office:value-type="float" office:value="0.95866881" calcext:value-type="float">
            <text:p>0.9586688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ERF</text:p>
          </table:table-cell>
          <table:table-cell office:value-type="float" office:value="0.99860452" calcext:value-type="float">
            <text:p>0.99860452</text:p>
          </table:table-cell>
          <table:table-cell office:value-type="float" office:value="0.99804742" calcext:value-type="float">
            <text:p>0.99804742</text:p>
          </table:table-cell>
          <table:table-cell office:value-type="float" office:value="0.99832589" calcext:value-type="float">
            <text:p>0.9983258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PR</text:p>
          </table:table-cell>
          <table:table-cell office:value-type="float" office:value="0.95070281" calcext:value-type="float">
            <text:p>0.95070281</text:p>
          </table:table-cell>
          <table:table-cell office:value-type="float" office:value="0.9463322" calcext:value-type="float">
            <text:p>0.9463322</text:p>
          </table:table-cell>
          <table:table-cell office:value-type="float" office:value="0.94851247" calcext:value-type="float">
            <text:p>0.94851247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SBJN</text:p>
          </table:table-cell>
          <table:table-cell office:value-type="float" office:value="0.99056397" calcext:value-type="float">
            <text:p>0.99056397</text:p>
          </table:table-cell>
          <table:table-cell office:value-type="float" office:value="0.98451472" calcext:value-type="float">
            <text:p>0.98451472</text:p>
          </table:table-cell>
          <table:table-cell office:value-type="float" office:value="0.98753008" calcext:value-type="float">
            <text:p>0.9875300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TAM=SBJN-C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-</text:p>
          </table:table-cell>
          <table:table-cell office:value-type="float" office:value="0.99096592" calcext:value-type="float">
            <text:p>0.99096592</text:p>
          </table:table-cell>
          <table:table-cell office:value-type="float" office:value="0.99312881" calcext:value-type="float">
            <text:p>0.99312881</text:p>
          </table:table-cell>
          <table:table-cell office:value-type="float" office:value="0.99204619" calcext:value-type="float">
            <text:p>0.99204619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COND</text:p>
          </table:table-cell>
          <table:table-cell office:value-type="float" office:value="0.72751149" calcext:value-type="float">
            <text:p>0.72751149</text:p>
          </table:table-cell>
          <table:table-cell office:value-type="float" office:value="0.71808166" calcext:value-type="float">
            <text:p>0.71808166</text:p>
          </table:table-cell>
          <table:table-cell office:value-type="float" office:value="0.72276582" calcext:value-type="float">
            <text:p>0.7227658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COND-NEG</text:p>
          </table:table-cell>
          <table:table-cell office:value-type="float" office:value="0.96296296" calcext:value-type="float">
            <text:p>0.96296296</text:p>
          </table:table-cell>
          <table:table-cell office:value-type="float" office:value="1" calcext:value-type="float">
            <text:p>1</text:p>
          </table:table-cell>
          <table:table-cell office:value-type="float" office:value="0.98113208" calcext:value-type="float">
            <text:p>0.981132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FUT</text:p>
          </table:table-cell>
          <table:table-cell office:value-type="float" office:value="0.96277228" calcext:value-type="float">
            <text:p>0.96277228</text:p>
          </table:table-cell>
          <table:table-cell office:value-type="float" office:value="0.92503805" calcext:value-type="float">
            <text:p>0.92503805</text:p>
          </table:table-cell>
          <table:table-cell office:value-type="float" office:value="0.94352804" calcext:value-type="float">
            <text:p>0.94352804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NARR</text:p>
          </table:table-cell>
          <table:table-cell office:value-type="float" office:value="0.9527027" calcext:value-type="float">
            <text:p>0.9527027</text:p>
          </table:table-cell>
          <table:table-cell office:value-type="float" office:value="0.8757764" calcext:value-type="float">
            <text:p>0.8757764</text:p>
          </table:table-cell>
          <table:table-cell office:value-type="float" office:value="0.91262136" calcext:value-type="float">
            <text:p>0.912621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NEG</text:p>
          </table:table-cell>
          <table:table-cell office:value-type="float" office:value="0.97018795" calcext:value-type="float">
            <text:p>0.97018795</text:p>
          </table:table-cell>
          <table:table-cell office:value-type="float" office:value="0.96642995" calcext:value-type="float">
            <text:p>0.96642995</text:p>
          </table:table-cell>
          <table:table-cell office:value-type="float" office:value="0.9683053" calcext:value-type="float">
            <text:p>0.968305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PAST</text:p>
          </table:table-cell>
          <table:table-cell office:value-type="float" office:value="0.95651893" calcext:value-type="float">
            <text:p>0.95651893</text:p>
          </table:table-cell>
          <table:table-cell office:value-type="float" office:value="0.96753714" calcext:value-type="float">
            <text:p>0.96753714</text:p>
          </table:table-cell>
          <table:table-cell office:value-type="float" office:value="0.96199649" calcext:value-type="float">
            <text:p>0.9619964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PAST-NEG</text:p>
          </table:table-cell>
          <table:table-cell office:value-type="float" office:value="0.96436285" calcext:value-type="float">
            <text:p>0.96436285</text:p>
          </table:table-cell>
          <table:table-cell office:value-type="float" office:value="0.95304162" calcext:value-type="float">
            <text:p>0.95304162</text:p>
          </table:table-cell>
          <table:table-cell office:value-type="float" office:value="0.95866881" calcext:value-type="float">
            <text:p>0.9586688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PERF</text:p>
          </table:table-cell>
          <table:table-cell office:value-type="float" office:value="0.99860452" calcext:value-type="float">
            <text:p>0.99860452</text:p>
          </table:table-cell>
          <table:table-cell office:value-type="float" office:value="0.99804742" calcext:value-type="float">
            <text:p>0.99804742</text:p>
          </table:table-cell>
          <table:table-cell office:value-type="float" office:value="0.99832589" calcext:value-type="float">
            <text:p>0.9983258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PR</text:p>
          </table:table-cell>
          <table:table-cell office:value-type="float" office:value="0.95070281" calcext:value-type="float">
            <text:p>0.95070281</text:p>
          </table:table-cell>
          <table:table-cell office:value-type="float" office:value="0.9463322" calcext:value-type="float">
            <text:p>0.9463322</text:p>
          </table:table-cell>
          <table:table-cell office:value-type="float" office:value="0.94851247" calcext:value-type="float">
            <text:p>0.94851247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SBJN</text:p>
          </table:table-cell>
          <table:table-cell office:value-type="float" office:value="0.99056397" calcext:value-type="float">
            <text:p>0.99056397</text:p>
          </table:table-cell>
          <table:table-cell office:value-type="float" office:value="0.98451472" calcext:value-type="float">
            <text:p>0.98451472</text:p>
          </table:table-cell>
          <table:table-cell office:value-type="float" office:value="0.98753008" calcext:value-type="float">
            <text:p>0.9875300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TAM=SBJN-C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-</text:p>
          </table:table-cell>
          <table:table-cell office:value-type="float" office:value="0.99096592" calcext:value-type="float">
            <text:p>0.99096592</text:p>
          </table:table-cell>
          <table:table-cell office:value-type="float" office:value="0.99312881" calcext:value-type="float">
            <text:p>0.99312881</text:p>
          </table:table-cell>
          <table:table-cell office:value-type="float" office:value="0.99204619" calcext:value-type="float">
            <text:p>0.99204619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COND</text:p>
          </table:table-cell>
          <table:table-cell office:value-type="float" office:value="0.72751149" calcext:value-type="float">
            <text:p>0.72751149</text:p>
          </table:table-cell>
          <table:table-cell office:value-type="float" office:value="0.71808166" calcext:value-type="float">
            <text:p>0.71808166</text:p>
          </table:table-cell>
          <table:table-cell office:value-type="float" office:value="0.72276582" calcext:value-type="float">
            <text:p>0.7227658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COND-NEG</text:p>
          </table:table-cell>
          <table:table-cell office:value-type="float" office:value="0.96296296" calcext:value-type="float">
            <text:p>0.96296296</text:p>
          </table:table-cell>
          <table:table-cell office:value-type="float" office:value="1" calcext:value-type="float">
            <text:p>1</text:p>
          </table:table-cell>
          <table:table-cell office:value-type="float" office:value="0.98113208" calcext:value-type="float">
            <text:p>0.981132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FUT</text:p>
          </table:table-cell>
          <table:table-cell office:value-type="float" office:value="0.96277228" calcext:value-type="float">
            <text:p>0.96277228</text:p>
          </table:table-cell>
          <table:table-cell office:value-type="float" office:value="0.92503805" calcext:value-type="float">
            <text:p>0.92503805</text:p>
          </table:table-cell>
          <table:table-cell office:value-type="float" office:value="0.94352804" calcext:value-type="float">
            <text:p>0.94352804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NARR</text:p>
          </table:table-cell>
          <table:table-cell office:value-type="float" office:value="0.9527027" calcext:value-type="float">
            <text:p>0.9527027</text:p>
          </table:table-cell>
          <table:table-cell office:value-type="float" office:value="0.8757764" calcext:value-type="float">
            <text:p>0.8757764</text:p>
          </table:table-cell>
          <table:table-cell office:value-type="float" office:value="0.91262136" calcext:value-type="float">
            <text:p>0.912621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NEG</text:p>
          </table:table-cell>
          <table:table-cell office:value-type="float" office:value="0.97018795" calcext:value-type="float">
            <text:p>0.97018795</text:p>
          </table:table-cell>
          <table:table-cell office:value-type="float" office:value="0.96642995" calcext:value-type="float">
            <text:p>0.96642995</text:p>
          </table:table-cell>
          <table:table-cell office:value-type="float" office:value="0.9683053" calcext:value-type="float">
            <text:p>0.968305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PAST</text:p>
          </table:table-cell>
          <table:table-cell office:value-type="float" office:value="0.95651893" calcext:value-type="float">
            <text:p>0.95651893</text:p>
          </table:table-cell>
          <table:table-cell office:value-type="float" office:value="0.96753714" calcext:value-type="float">
            <text:p>0.96753714</text:p>
          </table:table-cell>
          <table:table-cell office:value-type="float" office:value="0.96199649" calcext:value-type="float">
            <text:p>0.9619964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PAST-NEG</text:p>
          </table:table-cell>
          <table:table-cell office:value-type="float" office:value="0.96436285" calcext:value-type="float">
            <text:p>0.96436285</text:p>
          </table:table-cell>
          <table:table-cell office:value-type="float" office:value="0.95304162" calcext:value-type="float">
            <text:p>0.95304162</text:p>
          </table:table-cell>
          <table:table-cell office:value-type="float" office:value="0.95866881" calcext:value-type="float">
            <text:p>0.9586688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PERF</text:p>
          </table:table-cell>
          <table:table-cell office:value-type="float" office:value="0.99860452" calcext:value-type="float">
            <text:p>0.99860452</text:p>
          </table:table-cell>
          <table:table-cell office:value-type="float" office:value="0.99804742" calcext:value-type="float">
            <text:p>0.99804742</text:p>
          </table:table-cell>
          <table:table-cell office:value-type="float" office:value="0.99832589" calcext:value-type="float">
            <text:p>0.9983258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PR</text:p>
          </table:table-cell>
          <table:table-cell office:value-type="float" office:value="0.95070281" calcext:value-type="float">
            <text:p>0.95070281</text:p>
          </table:table-cell>
          <table:table-cell office:value-type="float" office:value="0.9463322" calcext:value-type="float">
            <text:p>0.9463322</text:p>
          </table:table-cell>
          <table:table-cell office:value-type="float" office:value="0.94851247" calcext:value-type="float">
            <text:p>0.94851247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SBJN</text:p>
          </table:table-cell>
          <table:table-cell office:value-type="float" office:value="0.99056397" calcext:value-type="float">
            <text:p>0.99056397</text:p>
          </table:table-cell>
          <table:table-cell office:value-type="float" office:value="0.98451472" calcext:value-type="float">
            <text:p>0.98451472</text:p>
          </table:table-cell>
          <table:table-cell office:value-type="float" office:value="0.98753008" calcext:value-type="float">
            <text:p>0.9875300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TAM=SBJN-C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-</text:p>
          </table:table-cell>
          <table:table-cell office:value-type="float" office:value="0.99096592" calcext:value-type="float">
            <text:p>0.99096592</text:p>
          </table:table-cell>
          <table:table-cell office:value-type="float" office:value="0.99312881" calcext:value-type="float">
            <text:p>0.99312881</text:p>
          </table:table-cell>
          <table:table-cell office:value-type="float" office:value="0.99204619" calcext:value-type="float">
            <text:p>0.99204619</text:p>
          </table:table-cell>
          <table:table-cell office:value-type="float" office:value="24741" calcext:value-type="float">
            <text:p>24741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COND</text:p>
          </table:table-cell>
          <table:table-cell office:value-type="float" office:value="0.72751149" calcext:value-type="float">
            <text:p>0.72751149</text:p>
          </table:table-cell>
          <table:table-cell office:value-type="float" office:value="0.71808166" calcext:value-type="float">
            <text:p>0.71808166</text:p>
          </table:table-cell>
          <table:table-cell office:value-type="float" office:value="0.72276582" calcext:value-type="float">
            <text:p>0.72276582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COND-NEG</text:p>
          </table:table-cell>
          <table:table-cell office:value-type="float" office:value="0.96296296" calcext:value-type="float">
            <text:p>0.96296296</text:p>
          </table:table-cell>
          <table:table-cell office:value-type="float" office:value="1" calcext:value-type="float">
            <text:p>1</text:p>
          </table:table-cell>
          <table:table-cell office:value-type="float" office:value="0.98113208" calcext:value-type="float">
            <text:p>0.981132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FUT</text:p>
          </table:table-cell>
          <table:table-cell office:value-type="float" office:value="0.96277228" calcext:value-type="float">
            <text:p>0.96277228</text:p>
          </table:table-cell>
          <table:table-cell office:value-type="float" office:value="0.92503805" calcext:value-type="float">
            <text:p>0.92503805</text:p>
          </table:table-cell>
          <table:table-cell office:value-type="float" office:value="0.94352804" calcext:value-type="float">
            <text:p>0.94352804</text:p>
          </table:table-cell>
          <table:table-cell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NARR</text:p>
          </table:table-cell>
          <table:table-cell office:value-type="float" office:value="0.9527027" calcext:value-type="float">
            <text:p>0.9527027</text:p>
          </table:table-cell>
          <table:table-cell office:value-type="float" office:value="0.8757764" calcext:value-type="float">
            <text:p>0.8757764</text:p>
          </table:table-cell>
          <table:table-cell office:value-type="float" office:value="0.91262136" calcext:value-type="float">
            <text:p>0.9126213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NEG</text:p>
          </table:table-cell>
          <table:table-cell office:value-type="float" office:value="0.97018795" calcext:value-type="float">
            <text:p>0.97018795</text:p>
          </table:table-cell>
          <table:table-cell office:value-type="float" office:value="0.96642995" calcext:value-type="float">
            <text:p>0.96642995</text:p>
          </table:table-cell>
          <table:table-cell office:value-type="float" office:value="0.9683053" calcext:value-type="float">
            <text:p>0.968305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PAST</text:p>
          </table:table-cell>
          <table:table-cell office:value-type="float" office:value="0.95651893" calcext:value-type="float">
            <text:p>0.95651893</text:p>
          </table:table-cell>
          <table:table-cell office:value-type="float" office:value="0.96753714" calcext:value-type="float">
            <text:p>0.96753714</text:p>
          </table:table-cell>
          <table:table-cell office:value-type="float" office:value="0.96199649" calcext:value-type="float">
            <text:p>0.96199649</text:p>
          </table:table-cell>
          <table:table-cell office:value-type="float" office:value="15279" calcext:value-type="float">
            <text:p>15279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PAST-NEG</text:p>
          </table:table-cell>
          <table:table-cell office:value-type="float" office:value="0.96436285" calcext:value-type="float">
            <text:p>0.96436285</text:p>
          </table:table-cell>
          <table:table-cell office:value-type="float" office:value="0.95304162" calcext:value-type="float">
            <text:p>0.95304162</text:p>
          </table:table-cell>
          <table:table-cell office:value-type="float" office:value="0.95866881" calcext:value-type="float">
            <text:p>0.95866881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PERF</text:p>
          </table:table-cell>
          <table:table-cell office:value-type="float" office:value="0.99860452" calcext:value-type="float">
            <text:p>0.99860452</text:p>
          </table:table-cell>
          <table:table-cell office:value-type="float" office:value="0.99804742" calcext:value-type="float">
            <text:p>0.99804742</text:p>
          </table:table-cell>
          <table:table-cell office:value-type="float" office:value="0.99832589" calcext:value-type="float">
            <text:p>0.99832589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PR</text:p>
          </table:table-cell>
          <table:table-cell office:value-type="float" office:value="0.95070281" calcext:value-type="float">
            <text:p>0.95070281</text:p>
          </table:table-cell>
          <table:table-cell office:value-type="float" office:value="0.9463322" calcext:value-type="float">
            <text:p>0.9463322</text:p>
          </table:table-cell>
          <table:table-cell office:value-type="float" office:value="0.94851247" calcext:value-type="float">
            <text:p>0.94851247</text:p>
          </table:table-cell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SBJN</text:p>
          </table:table-cell>
          <table:table-cell office:value-type="float" office:value="0.99056397" calcext:value-type="float">
            <text:p>0.99056397</text:p>
          </table:table-cell>
          <table:table-cell office:value-type="float" office:value="0.98451472" calcext:value-type="float">
            <text:p>0.98451472</text:p>
          </table:table-cell>
          <table:table-cell office:value-type="float" office:value="0.98753008" calcext:value-type="float">
            <text:p>0.98753008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TAM=SBJN-CO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table table:name="Obj stage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-</text:p>
          </table:table-cell>
          <table:table-cell office:value-type="float" office:value="0.99447145" calcext:value-type="float">
            <text:p>0.99447145</text:p>
          </table:table-cell>
          <table:table-cell office:value-type="float" office:value="0.99730509" calcext:value-type="float">
            <text:p>0.99730509</text:p>
          </table:table-cell>
          <table:table-cell office:value-type="float" office:value="0.99588625" calcext:value-type="float">
            <text:p>0.99588625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-SG1</text:p>
          </table:table-cell>
          <table:table-cell office:value-type="float" office:value="0.98366013" calcext:value-type="float">
            <text:p>0.98366013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96166134" calcext:value-type="float">
            <text:p>0.9616613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-SG2</text:p>
          </table:table-cell>
          <table:table-cell office:value-type="float" office:value="0.93401015" calcext:value-type="float">
            <text:p>0.93401015</text:p>
          </table:table-cell>
          <table:table-cell office:value-type="float" office:value="0.87203791" calcext:value-type="float">
            <text:p>0.87203791</text:p>
          </table:table-cell>
          <table:table-cell office:value-type="float" office:value="0.90196078" calcext:value-type="float">
            <text:p>0.9019607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-SG3</text:p>
          </table:table-cell>
          <table:table-cell office:value-type="float" office:value="0.98411215" calcext:value-type="float">
            <text:p>0.98411215</text:p>
          </table:table-cell>
          <table:table-cell office:value-type="float" office:value="0.99199246" calcext:value-type="float">
            <text:p>0.99199246</text:p>
          </table:table-cell>
          <table:table-cell office:value-type="float" office:value="0.98803659" calcext:value-type="float">
            <text:p>0.98803659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0-PL</text:p>
          </table:table-cell>
          <table:table-cell office:value-type="float" office:value="0.9887218" calcext:value-type="float">
            <text:p>0.9887218</text:p>
          </table:table-cell>
          <table:table-cell office:value-type="float" office:value="0.97407407" calcext:value-type="float">
            <text:p>0.97407407</text:p>
          </table:table-cell>
          <table:table-cell office:value-type="float" office:value="0.98134328" calcext:value-type="float">
            <text:p>0.9813432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1-SG</text:p>
          </table:table-cell>
          <table:table-cell office:value-type="float" office:value="0.27659574" calcext:value-type="float">
            <text:p>0.27659574</text:p>
          </table:table-cell>
          <table:table-cell office:value-type="float" office:value="0.23214286" calcext:value-type="float">
            <text:p>0.23214286</text:p>
          </table:table-cell>
          <table:table-cell office:value-type="float" office:value="0.25242718" calcext:value-type="float">
            <text:p>0.252427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5-SG</text:p>
          </table:table-cell>
          <table:table-cell office:value-type="float" office:value="0.81818182" calcext:value-type="float">
            <text:p>0.81818182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54545455" calcext:value-type="float">
            <text:p>0.54545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16-SG</text:p>
          </table:table-cell>
          <table:table-cell office:value-type="float" office:value="0.9" calcext:value-type="float">
            <text:p>0.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48648649" calcext:value-type="float">
            <text:p>0.48648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2-PL1</text:p>
          </table:table-cell>
          <table:table-cell office:value-type="float" office:value="0.95939086" calcext:value-type="float">
            <text:p>0.95939086</text:p>
          </table:table-cell>
          <table:table-cell office:value-type="float" office:value="0.85909091" calcext:value-type="float">
            <text:p>0.85909091</text:p>
          </table:table-cell>
          <table:table-cell office:value-type="float" office:value="0.90647482" calcext:value-type="float">
            <text:p>0.9064748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2-PL2</text:p>
          </table:table-cell>
          <table:table-cell office:value-type="float" office:value="0.69127517" calcext:value-type="float">
            <text:p>0.69127517</text:p>
          </table:table-cell>
          <table:table-cell office:value-type="float" office:value="0.70068027" calcext:value-type="float">
            <text:p>0.70068027</text:p>
          </table:table-cell>
          <table:table-cell office:value-type="float" office:value="0.69594595" calcext:value-type="float">
            <text:p>0.695945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2-PL3</text:p>
          </table:table-cell>
          <table:table-cell office:value-type="float" office:value="0.93529412" calcext:value-type="float">
            <text:p>0.93529412</text:p>
          </table:table-cell>
          <table:table-cell office:value-type="float" office:value="0.92982456" calcext:value-type="float">
            <text:p>0.92982456</text:p>
          </table:table-cell>
          <table:table-cell office:value-type="float" office:value="0.93255132" calcext:value-type="float">
            <text:p>0.9325513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3-SG</text:p>
          </table:table-cell>
          <table:table-cell office:value-type="float" office:value="0.84385382" calcext:value-type="float">
            <text:p>0.84385382</text:p>
          </table:table-cell>
          <table:table-cell office:value-type="float" office:value="0.78881988" calcext:value-type="float">
            <text:p>0.78881988</text:p>
          </table:table-cell>
          <table:table-cell office:value-type="float" office:value="0.81540931" calcext:value-type="float">
            <text:p>0.8154093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4-PL</text:p>
          </table:table-cell>
          <table:table-cell office:value-type="float" office:value="0.25" calcext:value-type="float">
            <text:p>0.2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61658" calcext:value-type="float">
            <text:p>0.17616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5-SG</text:p>
          </table:table-cell>
          <table:table-cell office:value-type="float" office:value="0.9701897" calcext:value-type="float">
            <text:p>0.9701897</text:p>
          </table:table-cell>
          <table:table-cell office:value-type="float" office:value="0.92268041" calcext:value-type="float">
            <text:p>0.92268041</text:p>
          </table:table-cell>
          <table:table-cell office:value-type="float" office:value="0.94583884" calcext:value-type="float">
            <text:p>0.9458388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6-PL</text:p>
          </table:table-cell>
          <table:table-cell office:value-type="float" office:value="0.98313253" calcext:value-type="float">
            <text:p>0.98313253</text:p>
          </table:table-cell>
          <table:table-cell office:value-type="float" office:value="0.99029126" calcext:value-type="float">
            <text:p>0.99029126</text:p>
          </table:table-cell>
          <table:table-cell office:value-type="float" office:value="0.98669891" calcext:value-type="float">
            <text:p>0.9866989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7-SG</text:p>
          </table:table-cell>
          <table:table-cell office:value-type="float" office:value="0.94166667" calcext:value-type="float">
            <text:p>0.94166667</text:p>
          </table:table-cell>
          <table:table-cell office:value-type="float" office:value="0.84962406" calcext:value-type="float">
            <text:p>0.84962406</text:p>
          </table:table-cell>
          <table:table-cell office:value-type="float" office:value="0.89328063" calcext:value-type="float">
            <text:p>0.8932806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8-PL</text:p>
          </table:table-cell>
          <table:table-cell office:value-type="float" office:value="0.95945946" calcext:value-type="float">
            <text:p>0.95945946</text:p>
          </table:table-cell>
          <table:table-cell office:value-type="float" office:value="0.93421053" calcext:value-type="float">
            <text:p>0.93421053</text:p>
          </table:table-cell>
          <table:table-cell office:value-type="float" office:value="0.94666667" calcext:value-type="float">
            <text:p>0.94666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9-SG</text:p>
          </table:table-cell>
          <table:table-cell office:value-type="float" office:value="0.81090909" calcext:value-type="float">
            <text:p>0.81090909</text:p>
          </table:table-cell>
          <table:table-cell office:value-type="float" office:value="0.83992467" calcext:value-type="float">
            <text:p>0.83992467</text:p>
          </table:table-cell>
          <table:table-cell office:value-type="float" office:value="0.82516189" calcext:value-type="float">
            <text:p>0.82516189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PL-REFL</text:p>
          </table:table-cell>
          <table:table-cell office:value-type="float" office:value="0.87912088" calcext:value-type="float">
            <text:p>0.87912088</text:p>
          </table:table-cell>
          <table:table-cell office:value-type="float" office:value="0.82474227" calcext:value-type="float">
            <text:p>0.82474227</text:p>
          </table:table-cell>
          <table:table-cell office:value-type="float" office:value="0.85106383" calcext:value-type="float">
            <text:p>0.851063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OBJ-PREF=SG-REFL</text:p>
          </table:table-cell>
          <table:table-cell office:value-type="float" office:value="0.90410959" calcext:value-type="float">
            <text:p>0.90410959</text:p>
          </table:table-cell>
          <table:table-cell office:value-type="float" office:value="0.91848907" calcext:value-type="float">
            <text:p>0.91848907</text:p>
          </table:table-cell>
          <table:table-cell office:value-type="float" office:value="0.9112426" calcext:value-type="float">
            <text:p>0.911242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15"/>-</text:p>
          </table:table-cell>
          <table:table-cell office:value-type="float" office:value="0.99482956" calcext:value-type="float">
            <text:p>0.99482956</text:p>
          </table:table-cell>
          <table:table-cell office:value-type="float" office:value="0.99740808" calcext:value-type="float">
            <text:p>0.99740808</text:p>
          </table:table-cell>
          <table:table-cell office:value-type="float" office:value="0.99611715" calcext:value-type="float">
            <text:p>0.99611715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1-SG1</text:p>
          </table:table-cell>
          <table:table-cell office:value-type="float" office:value="0.98045603" calcext:value-type="float">
            <text:p>0.98045603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96012759" calcext:value-type="float">
            <text:p>0.9601275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1-SG2</text:p>
          </table:table-cell>
          <table:table-cell office:value-type="float" office:value="0.92964824" calcext:value-type="float">
            <text:p>0.92964824</text:p>
          </table:table-cell>
          <table:table-cell office:value-type="float" office:value="0.87677725" calcext:value-type="float">
            <text:p>0.87677725</text:p>
          </table:table-cell>
          <table:table-cell office:value-type="float" office:value="0.90243902" calcext:value-type="float">
            <text:p>0.902439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1-SG3</text:p>
          </table:table-cell>
          <table:table-cell office:value-type="float" office:value="0.98691589" calcext:value-type="float">
            <text:p>0.98691589</text:p>
          </table:table-cell>
          <table:table-cell office:value-type="float" office:value="0.99481865" calcext:value-type="float">
            <text:p>0.99481865</text:p>
          </table:table-cell>
          <table:table-cell office:value-type="float" office:value="0.99085151" calcext:value-type="float">
            <text:p>0.99085151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10-PL</text:p>
          </table:table-cell>
          <table:table-cell office:value-type="float" office:value="0.98501873" calcext:value-type="float">
            <text:p>0.98501873</text:p>
          </table:table-cell>
          <table:table-cell office:value-type="float" office:value="0.97407407" calcext:value-type="float">
            <text:p>0.97407407</text:p>
          </table:table-cell>
          <table:table-cell office:value-type="float" office:value="0.97951583" calcext:value-type="float">
            <text:p>0.9795158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11-SG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0.39285714" calcext:value-type="float">
            <text:p>0.39285714</text:p>
          </table:table-cell>
          <table:table-cell office:value-type="float" office:value="0.43137255" calcext:value-type="float">
            <text:p>0.431372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15-SG</text:p>
          </table:table-cell>
          <table:table-cell office:value-type="float" office:value="0.81818182" calcext:value-type="float">
            <text:p>0.81818182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54545455" calcext:value-type="float">
            <text:p>0.54545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16-SG</text:p>
          </table:table-cell>
          <table:table-cell office:value-type="float" office:value="1" calcext:value-type="float">
            <text:p>1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2-PL1</text:p>
          </table:table-cell>
          <table:table-cell office:value-type="float" office:value="0.95544554" calcext:value-type="float">
            <text:p>0.95544554</text:p>
          </table:table-cell>
          <table:table-cell office:value-type="float" office:value="0.87727273" calcext:value-type="float">
            <text:p>0.87727273</text:p>
          </table:table-cell>
          <table:table-cell office:value-type="float" office:value="0.91469194" calcext:value-type="float">
            <text:p>0.9146919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2-PL2</text:p>
          </table:table-cell>
          <table:table-cell office:value-type="float" office:value="0.69127517" calcext:value-type="float">
            <text:p>0.69127517</text:p>
          </table:table-cell>
          <table:table-cell office:value-type="float" office:value="0.70068027" calcext:value-type="float">
            <text:p>0.70068027</text:p>
          </table:table-cell>
          <table:table-cell office:value-type="float" office:value="0.69594595" calcext:value-type="float">
            <text:p>0.695945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OBJ-PREF=2-PL3</text:p>
          </table:table-cell>
          <table:table-cell table:number-columns-repeated="3" office:value-type="float" office:value="0.93684211" calcext:value-type="float">
            <text:p>0.9368421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OBJ-PREF=3-SG</text:p>
          </table:table-cell>
          <table:table-cell office:value-type="float" office:value="0.86885246" calcext:value-type="float">
            <text:p>0.86885246</text:p>
          </table:table-cell>
          <table:table-cell office:value-type="float" office:value="0.82298137" calcext:value-type="float">
            <text:p>0.82298137</text:p>
          </table:table-cell>
          <table:table-cell office:value-type="float" office:value="0.84529506" calcext:value-type="float">
            <text:p>0.8452950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OBJ-PREF=4-PL</text:p>
          </table:table-cell>
          <table:table-cell office:value-type="float" office:value="0.25" calcext:value-type="float">
            <text:p>0.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931217" calcext:value-type="float">
            <text:p>0.169312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OBJ-PREF=5-SG</text:p>
          </table:table-cell>
          <table:table-cell office:value-type="float" office:value="0.97282609" calcext:value-type="float">
            <text:p>0.97282609</text:p>
          </table:table-cell>
          <table:table-cell office:value-type="float" office:value="0.92268041" calcext:value-type="float">
            <text:p>0.92268041</text:p>
          </table:table-cell>
          <table:table-cell office:value-type="float" office:value="0.94708995" calcext:value-type="float">
            <text:p>0.9470899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OBJ-PREF=6-PL</text:p>
          </table:table-cell>
          <table:table-cell office:value-type="float" office:value="0.98081535" calcext:value-type="float">
            <text:p>0.98081535</text:p>
          </table:table-cell>
          <table:table-cell office:value-type="float" office:value="0.99271845" calcext:value-type="float">
            <text:p>0.99271845</text:p>
          </table:table-cell>
          <table:table-cell office:value-type="float" office:value="0.986731" calcext:value-type="float">
            <text:p>0.98673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OBJ-PREF=7-SG</text:p>
          </table:table-cell>
          <table:table-cell office:value-type="float" office:value="0.96581197" calcext:value-type="float">
            <text:p>0.96581197</text:p>
          </table:table-cell>
          <table:table-cell office:value-type="float" office:value="0.84962406" calcext:value-type="float">
            <text:p>0.84962406</text:p>
          </table:table-cell>
          <table:table-cell office:value-type="float" office:value="0.904" calcext:value-type="float">
            <text:p>0.9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OBJ-PREF=8-PL</text:p>
          </table:table-cell>
          <table:table-cell office:value-type="float" office:value="0.95945946" calcext:value-type="float">
            <text:p>0.95945946</text:p>
          </table:table-cell>
          <table:table-cell office:value-type="float" office:value="0.93421053" calcext:value-type="float">
            <text:p>0.93421053</text:p>
          </table:table-cell>
          <table:table-cell office:value-type="float" office:value="0.94666667" calcext:value-type="float">
            <text:p>0.94666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OBJ-PREF=9-SG</text:p>
          </table:table-cell>
          <table:table-cell office:value-type="float" office:value="0.81115108" calcext:value-type="float">
            <text:p>0.81115108</text:p>
          </table:table-cell>
          <table:table-cell office:value-type="float" office:value="0.84934087" calcext:value-type="float">
            <text:p>0.84934087</text:p>
          </table:table-cell>
          <table:table-cell office:value-type="float" office:value="0.82980681" calcext:value-type="float">
            <text:p>0.8298068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OBJ-PREF=PL-REFL</text:p>
          </table:table-cell>
          <table:table-cell office:value-type="float" office:value="0.87777778" calcext:value-type="float">
            <text:p>0.87777778</text:p>
          </table:table-cell>
          <table:table-cell office:value-type="float" office:value="0.81443299" calcext:value-type="float">
            <text:p>0.81443299</text:p>
          </table:table-cell>
          <table:table-cell office:value-type="float" office:value="0.84491979" calcext:value-type="float">
            <text:p>0.8449197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OBJ-PREF=SG-REFL</text:p>
          </table:table-cell>
          <table:table-cell office:value-type="float" office:value="0.90215264" calcext:value-type="float">
            <text:p>0.90215264</text:p>
          </table:table-cell>
          <table:table-cell office:value-type="float" office:value="0.91650099" calcext:value-type="float">
            <text:p>0.91650099</text:p>
          </table:table-cell>
          <table:table-cell office:value-type="float" office:value="0.90927022" calcext:value-type="float">
            <text:p>0.9092702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-</text:p>
          </table:table-cell>
          <table:table-cell office:value-type="float" office:value="0.9918695" calcext:value-type="float">
            <text:p>0.9918695</text:p>
          </table:table-cell>
          <table:table-cell office:value-type="float" office:value="0.99675581" calcext:value-type="float">
            <text:p>0.99675581</text:p>
          </table:table-cell>
          <table:table-cell office:value-type="float" office:value="0.99430665" calcext:value-type="float">
            <text:p>0.99430665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1-SG1</text:p>
          </table:table-cell>
          <table:table-cell office:value-type="float" office:value="0.98316498" calcext:value-type="float">
            <text:p>0.98316498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465154" calcext:value-type="float">
            <text:p>0.946515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1-SG2</text:p>
          </table:table-cell>
          <table:table-cell office:value-type="float" office:value="0.91370558" calcext:value-type="float">
            <text:p>0.91370558</text:p>
          </table:table-cell>
          <table:table-cell office:value-type="float" office:value="0.85308057" calcext:value-type="float">
            <text:p>0.85308057</text:p>
          </table:table-cell>
          <table:table-cell office:value-type="float" office:value="0.88235294" calcext:value-type="float">
            <text:p>0.8823529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1-SG3</text:p>
          </table:table-cell>
          <table:table-cell office:value-type="float" office:value="0.97809879" calcext:value-type="float">
            <text:p>0.97809879</text:p>
          </table:table-cell>
          <table:table-cell office:value-type="float" office:value="0.98869524" calcext:value-type="float">
            <text:p>0.98869524</text:p>
          </table:table-cell>
          <table:table-cell office:value-type="float" office:value="0.98336847" calcext:value-type="float">
            <text:p>0.98336847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10-PL</text:p>
          </table:table-cell>
          <table:table-cell office:value-type="float" office:value="0.98425197" calcext:value-type="float">
            <text:p>0.98425197</text:p>
          </table:table-cell>
          <table:table-cell office:value-type="float" office:value="0.92592593" calcext:value-type="float">
            <text:p>0.92592593</text:p>
          </table:table-cell>
          <table:table-cell office:value-type="float" office:value="0.95419847" calcext:value-type="float">
            <text:p>0.954198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11-SG</text:p>
          </table:table-cell>
          <table:table-cell office:value-type="float" office:value="0.28888889" calcext:value-type="float">
            <text:p>0.28888889</text:p>
          </table:table-cell>
          <table:table-cell office:value-type="float" office:value="0.23214286" calcext:value-type="float">
            <text:p>0.23214286</text:p>
          </table:table-cell>
          <table:table-cell office:value-type="float" office:value="0.25742574" calcext:value-type="float">
            <text:p>0.257425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15-SG</text:p>
          </table:table-cell>
          <table:table-cell office:value-type="float" office:value="0.45454545" calcext:value-type="float">
            <text:p>0.45454545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0.3030303" calcext:value-type="float">
            <text:p>0.3030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16-SG</text:p>
          </table:table-cell>
          <table:table-cell office:value-type="float" office:value="0.9" calcext:value-type="float">
            <text:p>0.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48648649" calcext:value-type="float">
            <text:p>0.48648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2-PL1</text:p>
          </table:table-cell>
          <table:table-cell office:value-type="float" office:value="0.94923858" calcext:value-type="float">
            <text:p>0.94923858</text:p>
          </table:table-cell>
          <table:table-cell office:value-type="float" office:value="0.85" calcext:value-type="float">
            <text:p>0.85</text:p>
          </table:table-cell>
          <table:table-cell office:value-type="float" office:value="0.89688249" calcext:value-type="float">
            <text:p>0.8968824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2-PL2</text:p>
          </table:table-cell>
          <table:table-cell office:value-type="float" office:value="0.58064516" calcext:value-type="float">
            <text:p>0.58064516</text:p>
          </table:table-cell>
          <table:table-cell office:value-type="float" office:value="0.24489796" calcext:value-type="float">
            <text:p>0.24489796</text:p>
          </table:table-cell>
          <table:table-cell office:value-type="float" office:value="0.34449761" calcext:value-type="float">
            <text:p>0.3444976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2-PL3</text:p>
          </table:table-cell>
          <table:table-cell office:value-type="float" office:value="0.92974239" calcext:value-type="float">
            <text:p>0.92974239</text:p>
          </table:table-cell>
          <table:table-cell office:value-type="float" office:value="0.92865497" calcext:value-type="float">
            <text:p>0.92865497</text:p>
          </table:table-cell>
          <table:table-cell office:value-type="float" office:value="0.92919836" calcext:value-type="float">
            <text:p>0.92919836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3-SG</text:p>
          </table:table-cell>
          <table:table-cell office:value-type="float" office:value="0.8556701" calcext:value-type="float">
            <text:p>0.8556701</text:p>
          </table:table-cell>
          <table:table-cell office:value-type="float" office:value="0.77329193" calcext:value-type="float">
            <text:p>0.77329193</text:p>
          </table:table-cell>
          <table:table-cell office:value-type="float" office:value="0.81239804" calcext:value-type="float">
            <text:p>0.8123980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4-PL</text:p>
          </table:table-cell>
          <table:table-cell office:value-type="float" office:value="0.24615385" calcext:value-type="float">
            <text:p>0.2461538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842105" calcext:value-type="float">
            <text:p>0.168421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5-SG</text:p>
          </table:table-cell>
          <table:table-cell office:value-type="float" office:value="0.96730245" calcext:value-type="float">
            <text:p>0.96730245</text:p>
          </table:table-cell>
          <table:table-cell office:value-type="float" office:value="0.91494845" calcext:value-type="float">
            <text:p>0.91494845</text:p>
          </table:table-cell>
          <table:table-cell office:value-type="float" office:value="0.94039735" calcext:value-type="float">
            <text:p>0.9403973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6-PL</text:p>
          </table:table-cell>
          <table:table-cell office:value-type="float" office:value="0.97810219" calcext:value-type="float">
            <text:p>0.97810219</text:p>
          </table:table-cell>
          <table:table-cell office:value-type="float" office:value="0.97572816" calcext:value-type="float">
            <text:p>0.97572816</text:p>
          </table:table-cell>
          <table:table-cell office:value-type="float" office:value="0.97691373" calcext:value-type="float">
            <text:p>0.9769137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7-SG</text:p>
          </table:table-cell>
          <table:table-cell office:value-type="float" office:value="0.91803279" calcext:value-type="float">
            <text:p>0.91803279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87843137" calcext:value-type="float">
            <text:p>0.878431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8-PL</text:p>
          </table:table-cell>
          <table:table-cell office:value-type="float" office:value="0.98591549" calcext:value-type="float">
            <text:p>0.98591549</text:p>
          </table:table-cell>
          <table:table-cell office:value-type="float" office:value="0.92105263" calcext:value-type="float">
            <text:p>0.92105263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9-SG</text:p>
          </table:table-cell>
          <table:table-cell office:value-type="float" office:value="0.81021898" calcext:value-type="float">
            <text:p>0.81021898</text:p>
          </table:table-cell>
          <table:table-cell office:value-type="float" office:value="0.83615819" calcext:value-type="float">
            <text:p>0.83615819</text:p>
          </table:table-cell>
          <table:table-cell office:value-type="float" office:value="0.82298424" calcext:value-type="float">
            <text:p>0.8229842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PL-REFL</text:p>
          </table:table-cell>
          <table:table-cell office:value-type="float" office:value="0.88636364" calcext:value-type="float">
            <text:p>0.88636364</text:p>
          </table:table-cell>
          <table:table-cell office:value-type="float" office:value="0.80412371" calcext:value-type="float">
            <text:p>0.80412371</text:p>
          </table:table-cell>
          <table:table-cell office:value-type="float" office:value="0.84324324" calcext:value-type="float">
            <text:p>0.843243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OBJ-PREF=SG-REFL</text:p>
          </table:table-cell>
          <table:table-cell office:value-type="float" office:value="0.88932039" calcext:value-type="float">
            <text:p>0.88932039</text:p>
          </table:table-cell>
          <table:table-cell office:value-type="float" office:value="0.91053678" calcext:value-type="float">
            <text:p>0.91053678</text:p>
          </table:table-cell>
          <table:table-cell office:value-type="float" office:value="0.89980354" calcext:value-type="float">
            <text:p>0.8998035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-</text:p>
          </table:table-cell>
          <table:table-cell office:value-type="float" office:value="0.9918695" calcext:value-type="float">
            <text:p>0.9918695</text:p>
          </table:table-cell>
          <table:table-cell office:value-type="float" office:value="0.99675581" calcext:value-type="float">
            <text:p>0.99675581</text:p>
          </table:table-cell>
          <table:table-cell office:value-type="float" office:value="0.99430665" calcext:value-type="float">
            <text:p>0.99430665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-SG1</text:p>
          </table:table-cell>
          <table:table-cell office:value-type="float" office:value="0.98316498" calcext:value-type="float">
            <text:p>0.98316498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465154" calcext:value-type="float">
            <text:p>0.946515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-SG2</text:p>
          </table:table-cell>
          <table:table-cell office:value-type="float" office:value="0.91370558" calcext:value-type="float">
            <text:p>0.91370558</text:p>
          </table:table-cell>
          <table:table-cell office:value-type="float" office:value="0.85308057" calcext:value-type="float">
            <text:p>0.85308057</text:p>
          </table:table-cell>
          <table:table-cell office:value-type="float" office:value="0.88235294" calcext:value-type="float">
            <text:p>0.8823529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-SG3</text:p>
          </table:table-cell>
          <table:table-cell office:value-type="float" office:value="0.97809879" calcext:value-type="float">
            <text:p>0.97809879</text:p>
          </table:table-cell>
          <table:table-cell office:value-type="float" office:value="0.98869524" calcext:value-type="float">
            <text:p>0.98869524</text:p>
          </table:table-cell>
          <table:table-cell office:value-type="float" office:value="0.98336847" calcext:value-type="float">
            <text:p>0.98336847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0-PL</text:p>
          </table:table-cell>
          <table:table-cell office:value-type="float" office:value="0.98425197" calcext:value-type="float">
            <text:p>0.98425197</text:p>
          </table:table-cell>
          <table:table-cell office:value-type="float" office:value="0.92592593" calcext:value-type="float">
            <text:p>0.92592593</text:p>
          </table:table-cell>
          <table:table-cell office:value-type="float" office:value="0.95419847" calcext:value-type="float">
            <text:p>0.954198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1-SG</text:p>
          </table:table-cell>
          <table:table-cell office:value-type="float" office:value="0.28888889" calcext:value-type="float">
            <text:p>0.28888889</text:p>
          </table:table-cell>
          <table:table-cell office:value-type="float" office:value="0.23214286" calcext:value-type="float">
            <text:p>0.23214286</text:p>
          </table:table-cell>
          <table:table-cell office:value-type="float" office:value="0.25742574" calcext:value-type="float">
            <text:p>0.257425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5-SG</text:p>
          </table:table-cell>
          <table:table-cell office:value-type="float" office:value="0.45454545" calcext:value-type="float">
            <text:p>0.45454545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0.3030303" calcext:value-type="float">
            <text:p>0.3030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6-SG</text:p>
          </table:table-cell>
          <table:table-cell office:value-type="float" office:value="0.9" calcext:value-type="float">
            <text:p>0.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48648649" calcext:value-type="float">
            <text:p>0.48648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2-PL1</text:p>
          </table:table-cell>
          <table:table-cell office:value-type="float" office:value="0.94923858" calcext:value-type="float">
            <text:p>0.94923858</text:p>
          </table:table-cell>
          <table:table-cell office:value-type="float" office:value="0.85" calcext:value-type="float">
            <text:p>0.85</text:p>
          </table:table-cell>
          <table:table-cell office:value-type="float" office:value="0.89688249" calcext:value-type="float">
            <text:p>0.8968824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2-PL2</text:p>
          </table:table-cell>
          <table:table-cell office:value-type="float" office:value="0.58064516" calcext:value-type="float">
            <text:p>0.58064516</text:p>
          </table:table-cell>
          <table:table-cell office:value-type="float" office:value="0.24489796" calcext:value-type="float">
            <text:p>0.24489796</text:p>
          </table:table-cell>
          <table:table-cell office:value-type="float" office:value="0.34449761" calcext:value-type="float">
            <text:p>0.3444976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2-PL3</text:p>
          </table:table-cell>
          <table:table-cell office:value-type="float" office:value="0.92974239" calcext:value-type="float">
            <text:p>0.92974239</text:p>
          </table:table-cell>
          <table:table-cell office:value-type="float" office:value="0.92865497" calcext:value-type="float">
            <text:p>0.92865497</text:p>
          </table:table-cell>
          <table:table-cell office:value-type="float" office:value="0.92919836" calcext:value-type="float">
            <text:p>0.92919836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3-SG</text:p>
          </table:table-cell>
          <table:table-cell office:value-type="float" office:value="0.8556701" calcext:value-type="float">
            <text:p>0.8556701</text:p>
          </table:table-cell>
          <table:table-cell office:value-type="float" office:value="0.77329193" calcext:value-type="float">
            <text:p>0.77329193</text:p>
          </table:table-cell>
          <table:table-cell office:value-type="float" office:value="0.81239804" calcext:value-type="float">
            <text:p>0.8123980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4-PL</text:p>
          </table:table-cell>
          <table:table-cell office:value-type="float" office:value="0.24615385" calcext:value-type="float">
            <text:p>0.2461538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842105" calcext:value-type="float">
            <text:p>0.168421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5-SG</text:p>
          </table:table-cell>
          <table:table-cell office:value-type="float" office:value="0.96730245" calcext:value-type="float">
            <text:p>0.96730245</text:p>
          </table:table-cell>
          <table:table-cell office:value-type="float" office:value="0.91494845" calcext:value-type="float">
            <text:p>0.91494845</text:p>
          </table:table-cell>
          <table:table-cell office:value-type="float" office:value="0.94039735" calcext:value-type="float">
            <text:p>0.9403973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6-PL</text:p>
          </table:table-cell>
          <table:table-cell office:value-type="float" office:value="0.97810219" calcext:value-type="float">
            <text:p>0.97810219</text:p>
          </table:table-cell>
          <table:table-cell office:value-type="float" office:value="0.97572816" calcext:value-type="float">
            <text:p>0.97572816</text:p>
          </table:table-cell>
          <table:table-cell office:value-type="float" office:value="0.97691373" calcext:value-type="float">
            <text:p>0.9769137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7-SG</text:p>
          </table:table-cell>
          <table:table-cell office:value-type="float" office:value="0.91803279" calcext:value-type="float">
            <text:p>0.91803279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87843137" calcext:value-type="float">
            <text:p>0.878431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8-PL</text:p>
          </table:table-cell>
          <table:table-cell office:value-type="float" office:value="0.98591549" calcext:value-type="float">
            <text:p>0.98591549</text:p>
          </table:table-cell>
          <table:table-cell office:value-type="float" office:value="0.92105263" calcext:value-type="float">
            <text:p>0.92105263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9-SG</text:p>
          </table:table-cell>
          <table:table-cell office:value-type="float" office:value="0.81021898" calcext:value-type="float">
            <text:p>0.81021898</text:p>
          </table:table-cell>
          <table:table-cell office:value-type="float" office:value="0.83615819" calcext:value-type="float">
            <text:p>0.83615819</text:p>
          </table:table-cell>
          <table:table-cell office:value-type="float" office:value="0.82298424" calcext:value-type="float">
            <text:p>0.8229842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PL-REFL</text:p>
          </table:table-cell>
          <table:table-cell office:value-type="float" office:value="0.88636364" calcext:value-type="float">
            <text:p>0.88636364</text:p>
          </table:table-cell>
          <table:table-cell office:value-type="float" office:value="0.80412371" calcext:value-type="float">
            <text:p>0.80412371</text:p>
          </table:table-cell>
          <table:table-cell office:value-type="float" office:value="0.84324324" calcext:value-type="float">
            <text:p>0.843243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SG-REFL</text:p>
          </table:table-cell>
          <table:table-cell office:value-type="float" office:value="0.88932039" calcext:value-type="float">
            <text:p>0.88932039</text:p>
          </table:table-cell>
          <table:table-cell office:value-type="float" office:value="0.91053678" calcext:value-type="float">
            <text:p>0.91053678</text:p>
          </table:table-cell>
          <table:table-cell office:value-type="float" office:value="0.89980354" calcext:value-type="float">
            <text:p>0.8998035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-</text:p>
          </table:table-cell>
          <table:table-cell office:value-type="float" office:value="0.9918695" calcext:value-type="float">
            <text:p>0.9918695</text:p>
          </table:table-cell>
          <table:table-cell office:value-type="float" office:value="0.99675581" calcext:value-type="float">
            <text:p>0.99675581</text:p>
          </table:table-cell>
          <table:table-cell office:value-type="float" office:value="0.99430665" calcext:value-type="float">
            <text:p>0.99430665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-SG1</text:p>
          </table:table-cell>
          <table:table-cell office:value-type="float" office:value="0.98316498" calcext:value-type="float">
            <text:p>0.98316498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465154" calcext:value-type="float">
            <text:p>0.946515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-SG2</text:p>
          </table:table-cell>
          <table:table-cell office:value-type="float" office:value="0.91370558" calcext:value-type="float">
            <text:p>0.91370558</text:p>
          </table:table-cell>
          <table:table-cell office:value-type="float" office:value="0.85308057" calcext:value-type="float">
            <text:p>0.85308057</text:p>
          </table:table-cell>
          <table:table-cell office:value-type="float" office:value="0.88235294" calcext:value-type="float">
            <text:p>0.8823529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-SG3</text:p>
          </table:table-cell>
          <table:table-cell office:value-type="float" office:value="0.97809879" calcext:value-type="float">
            <text:p>0.97809879</text:p>
          </table:table-cell>
          <table:table-cell office:value-type="float" office:value="0.98869524" calcext:value-type="float">
            <text:p>0.98869524</text:p>
          </table:table-cell>
          <table:table-cell office:value-type="float" office:value="0.98336847" calcext:value-type="float">
            <text:p>0.98336847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0-PL</text:p>
          </table:table-cell>
          <table:table-cell office:value-type="float" office:value="0.98425197" calcext:value-type="float">
            <text:p>0.98425197</text:p>
          </table:table-cell>
          <table:table-cell office:value-type="float" office:value="0.92592593" calcext:value-type="float">
            <text:p>0.92592593</text:p>
          </table:table-cell>
          <table:table-cell office:value-type="float" office:value="0.95419847" calcext:value-type="float">
            <text:p>0.9541984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1-SG</text:p>
          </table:table-cell>
          <table:table-cell office:value-type="float" office:value="0.28888889" calcext:value-type="float">
            <text:p>0.28888889</text:p>
          </table:table-cell>
          <table:table-cell office:value-type="float" office:value="0.23214286" calcext:value-type="float">
            <text:p>0.23214286</text:p>
          </table:table-cell>
          <table:table-cell office:value-type="float" office:value="0.25742574" calcext:value-type="float">
            <text:p>0.257425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5-SG</text:p>
          </table:table-cell>
          <table:table-cell office:value-type="float" office:value="0.45454545" calcext:value-type="float">
            <text:p>0.45454545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0.3030303" calcext:value-type="float">
            <text:p>0.3030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16-SG</text:p>
          </table:table-cell>
          <table:table-cell office:value-type="float" office:value="0.9" calcext:value-type="float">
            <text:p>0.9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48648649" calcext:value-type="float">
            <text:p>0.486486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2-PL1</text:p>
          </table:table-cell>
          <table:table-cell office:value-type="float" office:value="0.94923858" calcext:value-type="float">
            <text:p>0.94923858</text:p>
          </table:table-cell>
          <table:table-cell office:value-type="float" office:value="0.85" calcext:value-type="float">
            <text:p>0.85</text:p>
          </table:table-cell>
          <table:table-cell office:value-type="float" office:value="0.89688249" calcext:value-type="float">
            <text:p>0.8968824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2-PL2</text:p>
          </table:table-cell>
          <table:table-cell office:value-type="float" office:value="0.58064516" calcext:value-type="float">
            <text:p>0.58064516</text:p>
          </table:table-cell>
          <table:table-cell office:value-type="float" office:value="0.24489796" calcext:value-type="float">
            <text:p>0.24489796</text:p>
          </table:table-cell>
          <table:table-cell office:value-type="float" office:value="0.34449761" calcext:value-type="float">
            <text:p>0.3444976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2-PL3</text:p>
          </table:table-cell>
          <table:table-cell office:value-type="float" office:value="0.92974239" calcext:value-type="float">
            <text:p>0.92974239</text:p>
          </table:table-cell>
          <table:table-cell office:value-type="float" office:value="0.92865497" calcext:value-type="float">
            <text:p>0.92865497</text:p>
          </table:table-cell>
          <table:table-cell office:value-type="float" office:value="0.92919836" calcext:value-type="float">
            <text:p>0.92919836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3-SG</text:p>
          </table:table-cell>
          <table:table-cell office:value-type="float" office:value="0.8556701" calcext:value-type="float">
            <text:p>0.8556701</text:p>
          </table:table-cell>
          <table:table-cell office:value-type="float" office:value="0.77329193" calcext:value-type="float">
            <text:p>0.77329193</text:p>
          </table:table-cell>
          <table:table-cell office:value-type="float" office:value="0.81239804" calcext:value-type="float">
            <text:p>0.8123980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4-PL</text:p>
          </table:table-cell>
          <table:table-cell office:value-type="float" office:value="0.24615385" calcext:value-type="float">
            <text:p>0.2461538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842105" calcext:value-type="float">
            <text:p>0.1684210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5-SG</text:p>
          </table:table-cell>
          <table:table-cell office:value-type="float" office:value="0.96730245" calcext:value-type="float">
            <text:p>0.96730245</text:p>
          </table:table-cell>
          <table:table-cell office:value-type="float" office:value="0.91494845" calcext:value-type="float">
            <text:p>0.91494845</text:p>
          </table:table-cell>
          <table:table-cell office:value-type="float" office:value="0.94039735" calcext:value-type="float">
            <text:p>0.9403973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6-PL</text:p>
          </table:table-cell>
          <table:table-cell office:value-type="float" office:value="0.97810219" calcext:value-type="float">
            <text:p>0.97810219</text:p>
          </table:table-cell>
          <table:table-cell office:value-type="float" office:value="0.97572816" calcext:value-type="float">
            <text:p>0.97572816</text:p>
          </table:table-cell>
          <table:table-cell office:value-type="float" office:value="0.97691373" calcext:value-type="float">
            <text:p>0.9769137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7-SG</text:p>
          </table:table-cell>
          <table:table-cell office:value-type="float" office:value="0.91803279" calcext:value-type="float">
            <text:p>0.91803279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87843137" calcext:value-type="float">
            <text:p>0.8784313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8-PL</text:p>
          </table:table-cell>
          <table:table-cell office:value-type="float" office:value="0.98591549" calcext:value-type="float">
            <text:p>0.98591549</text:p>
          </table:table-cell>
          <table:table-cell office:value-type="float" office:value="0.92105263" calcext:value-type="float">
            <text:p>0.92105263</text:p>
          </table:table-cell>
          <table:table-cell office:value-type="float" office:value="0.95238095" calcext:value-type="float">
            <text:p>0.952380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9-SG</text:p>
          </table:table-cell>
          <table:table-cell office:value-type="float" office:value="0.81021898" calcext:value-type="float">
            <text:p>0.81021898</text:p>
          </table:table-cell>
          <table:table-cell office:value-type="float" office:value="0.83615819" calcext:value-type="float">
            <text:p>0.83615819</text:p>
          </table:table-cell>
          <table:table-cell office:value-type="float" office:value="0.82298424" calcext:value-type="float">
            <text:p>0.8229842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PL-REFL</text:p>
          </table:table-cell>
          <table:table-cell office:value-type="float" office:value="0.88636364" calcext:value-type="float">
            <text:p>0.88636364</text:p>
          </table:table-cell>
          <table:table-cell office:value-type="float" office:value="0.80412371" calcext:value-type="float">
            <text:p>0.80412371</text:p>
          </table:table-cell>
          <table:table-cell office:value-type="float" office:value="0.84324324" calcext:value-type="float">
            <text:p>0.8432432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OBJ-PREF=SG-REFL</text:p>
          </table:table-cell>
          <table:table-cell office:value-type="float" office:value="0.88932039" calcext:value-type="float">
            <text:p>0.88932039</text:p>
          </table:table-cell>
          <table:table-cell office:value-type="float" office:value="0.91053678" calcext:value-type="float">
            <text:p>0.91053678</text:p>
          </table:table-cell>
          <table:table-cell office:value-type="float" office:value="0.89980354" calcext:value-type="float">
            <text:p>0.8998035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-</text:p>
          </table:table-cell>
          <table:table-cell office:value-type="float" office:value="0.99482956" calcext:value-type="float">
            <text:p>0.99482956</text:p>
          </table:table-cell>
          <table:table-cell office:value-type="float" office:value="0.99740808" calcext:value-type="float">
            <text:p>0.99740808</text:p>
          </table:table-cell>
          <table:table-cell office:value-type="float" office:value="0.99611715" calcext:value-type="float">
            <text:p>0.99611715</text:p>
          </table:table-cell>
          <table:table-cell office:value-type="float" office:value="58258" calcext:value-type="float">
            <text:p>58258</text:p>
          </table:table-cell>
        </table:table-row>
        <table:table-row table:style-name="ro1">
          <table:table-cell/>
          <table:table-cell office:value-type="string" calcext:value-type="string">
            <text:p>OBJ-PREF=1-SG1</text:p>
          </table:table-cell>
          <table:table-cell office:value-type="float" office:value="0.98045603" calcext:value-type="float">
            <text:p>0.98045603</text:p>
          </table:table-cell>
          <table:table-cell office:value-type="float" office:value="0.940625" calcext:value-type="float">
            <text:p>0.940625</text:p>
          </table:table-cell>
          <table:table-cell office:value-type="float" office:value="0.96012759" calcext:value-type="float">
            <text:p>0.9601275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OBJ-PREF=1-SG2</text:p>
          </table:table-cell>
          <table:table-cell office:value-type="float" office:value="0.92964824" calcext:value-type="float">
            <text:p>0.92964824</text:p>
          </table:table-cell>
          <table:table-cell office:value-type="float" office:value="0.87677725" calcext:value-type="float">
            <text:p>0.87677725</text:p>
          </table:table-cell>
          <table:table-cell office:value-type="float" office:value="0.90243902" calcext:value-type="float">
            <text:p>0.902439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string" calcext:value-type="string">
            <text:p>OBJ-PREF=1-SG3</text:p>
          </table:table-cell>
          <table:table-cell office:value-type="float" office:value="0.98691589" calcext:value-type="float">
            <text:p>0.98691589</text:p>
          </table:table-cell>
          <table:table-cell office:value-type="float" office:value="0.99481865" calcext:value-type="float">
            <text:p>0.99481865</text:p>
          </table:table-cell>
          <table:table-cell office:value-type="float" office:value="0.99085151" calcext:value-type="float">
            <text:p>0.99085151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/>
          <table:table-cell office:value-type="string" calcext:value-type="string">
            <text:p>OBJ-PREF=10-PL</text:p>
          </table:table-cell>
          <table:table-cell office:value-type="float" office:value="0.98501873" calcext:value-type="float">
            <text:p>0.98501873</text:p>
          </table:table-cell>
          <table:table-cell office:value-type="float" office:value="0.97407407" calcext:value-type="float">
            <text:p>0.97407407</text:p>
          </table:table-cell>
          <table:table-cell office:value-type="float" office:value="0.97951583" calcext:value-type="float">
            <text:p>0.97951583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OBJ-PREF=11-SG</text:p>
          </table:table-cell>
          <table:table-cell office:value-type="float" office:value="0.47826087" calcext:value-type="float">
            <text:p>0.47826087</text:p>
          </table:table-cell>
          <table:table-cell office:value-type="float" office:value="0.39285714" calcext:value-type="float">
            <text:p>0.39285714</text:p>
          </table:table-cell>
          <table:table-cell office:value-type="float" office:value="0.43137255" calcext:value-type="float">
            <text:p>0.431372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OBJ-PREF=15-SG</text:p>
          </table:table-cell>
          <table:table-cell office:value-type="float" office:value="0.81818182" calcext:value-type="float">
            <text:p>0.81818182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54545455" calcext:value-type="float">
            <text:p>0.54545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OBJ-PREF=16-SG</text:p>
          </table:table-cell>
          <table:table-cell office:value-type="float" office:value="1" calcext:value-type="float">
            <text:p>1</text:p>
          </table:table-cell>
          <table:table-cell office:value-type="float" office:value="0.33333333" calcext:value-type="float">
            <text:p>0.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OBJ-PREF=2-PL1</text:p>
          </table:table-cell>
          <table:table-cell office:value-type="float" office:value="0.95544554" calcext:value-type="float">
            <text:p>0.95544554</text:p>
          </table:table-cell>
          <table:table-cell office:value-type="float" office:value="0.87727273" calcext:value-type="float">
            <text:p>0.87727273</text:p>
          </table:table-cell>
          <table:table-cell office:value-type="float" office:value="0.91469194" calcext:value-type="float">
            <text:p>0.9146919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OBJ-PREF=2-PL2</text:p>
          </table:table-cell>
          <table:table-cell office:value-type="float" office:value="0.69127517" calcext:value-type="float">
            <text:p>0.69127517</text:p>
          </table:table-cell>
          <table:table-cell office:value-type="float" office:value="0.70068027" calcext:value-type="float">
            <text:p>0.70068027</text:p>
          </table:table-cell>
          <table:table-cell office:value-type="float" office:value="0.69594595" calcext:value-type="float">
            <text:p>0.6959459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OBJ-PREF=2-PL3</text:p>
          </table:table-cell>
          <table:table-cell table:number-columns-repeated="3" office:value-type="float" office:value="0.93684211" calcext:value-type="float">
            <text:p>0.9368421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/>
          <table:table-cell office:value-type="string" calcext:value-type="string">
            <text:p>OBJ-PREF=3-SG</text:p>
          </table:table-cell>
          <table:table-cell office:value-type="float" office:value="0.86885246" calcext:value-type="float">
            <text:p>0.86885246</text:p>
          </table:table-cell>
          <table:table-cell office:value-type="float" office:value="0.82298137" calcext:value-type="float">
            <text:p>0.82298137</text:p>
          </table:table-cell>
          <table:table-cell office:value-type="float" office:value="0.84529506" calcext:value-type="float">
            <text:p>0.8452950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/>
          <table:table-cell office:value-type="string" calcext:value-type="string">
            <text:p>OBJ-PREF=4-PL</text:p>
          </table:table-cell>
          <table:table-cell office:value-type="float" office:value="0.25" calcext:value-type="float">
            <text:p>0.2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931217" calcext:value-type="float">
            <text:p>0.169312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OBJ-PREF=5-SG</text:p>
          </table:table-cell>
          <table:table-cell office:value-type="float" office:value="0.97282609" calcext:value-type="float">
            <text:p>0.97282609</text:p>
          </table:table-cell>
          <table:table-cell office:value-type="float" office:value="0.92268041" calcext:value-type="float">
            <text:p>0.92268041</text:p>
          </table:table-cell>
          <table:table-cell office:value-type="float" office:value="0.94708995" calcext:value-type="float">
            <text:p>0.9470899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/>
          <table:table-cell office:value-type="string" calcext:value-type="string">
            <text:p>OBJ-PREF=6-PL</text:p>
          </table:table-cell>
          <table:table-cell office:value-type="float" office:value="0.98081535" calcext:value-type="float">
            <text:p>0.98081535</text:p>
          </table:table-cell>
          <table:table-cell office:value-type="float" office:value="0.99271845" calcext:value-type="float">
            <text:p>0.99271845</text:p>
          </table:table-cell>
          <table:table-cell office:value-type="float" office:value="0.986731" calcext:value-type="float">
            <text:p>0.986731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string" calcext:value-type="string">
            <text:p>OBJ-PREF=7-SG</text:p>
          </table:table-cell>
          <table:table-cell office:value-type="float" office:value="0.96581197" calcext:value-type="float">
            <text:p>0.96581197</text:p>
          </table:table-cell>
          <table:table-cell office:value-type="float" office:value="0.84962406" calcext:value-type="float">
            <text:p>0.84962406</text:p>
          </table:table-cell>
          <table:table-cell office:value-type="float" office:value="0.904" calcext:value-type="float">
            <text:p>0.90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string" calcext:value-type="string">
            <text:p>OBJ-PREF=8-PL</text:p>
          </table:table-cell>
          <table:table-cell office:value-type="float" office:value="0.95945946" calcext:value-type="float">
            <text:p>0.95945946</text:p>
          </table:table-cell>
          <table:table-cell office:value-type="float" office:value="0.93421053" calcext:value-type="float">
            <text:p>0.93421053</text:p>
          </table:table-cell>
          <table:table-cell office:value-type="float" office:value="0.94666667" calcext:value-type="float">
            <text:p>0.94666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OBJ-PREF=9-SG</text:p>
          </table:table-cell>
          <table:table-cell office:value-type="float" office:value="0.81115108" calcext:value-type="float">
            <text:p>0.81115108</text:p>
          </table:table-cell>
          <table:table-cell office:value-type="float" office:value="0.84934087" calcext:value-type="float">
            <text:p>0.84934087</text:p>
          </table:table-cell>
          <table:table-cell office:value-type="float" office:value="0.82980681" calcext:value-type="float">
            <text:p>0.8298068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/>
          <table:table-cell office:value-type="string" calcext:value-type="string">
            <text:p>OBJ-PREF=PL-REFL</text:p>
          </table:table-cell>
          <table:table-cell office:value-type="float" office:value="0.87777778" calcext:value-type="float">
            <text:p>0.87777778</text:p>
          </table:table-cell>
          <table:table-cell office:value-type="float" office:value="0.81443299" calcext:value-type="float">
            <text:p>0.81443299</text:p>
          </table:table-cell>
          <table:table-cell office:value-type="float" office:value="0.84491979" calcext:value-type="float">
            <text:p>0.8449197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OBJ-PREF=SG-REFL</text:p>
          </table:table-cell>
          <table:table-cell office:value-type="float" office:value="0.90215264" calcext:value-type="float">
            <text:p>0.90215264</text:p>
          </table:table-cell>
          <table:table-cell office:value-type="float" office:value="0.91650099" calcext:value-type="float">
            <text:p>0.91650099</text:p>
          </table:table-cell>
          <table:table-cell office:value-type="float" office:value="0.90927022" calcext:value-type="float">
            <text:p>0.90927022</text:p>
          </table:table-cell>
          <table:table-cell office:value-type="float" office:value="503" calcext:value-type="float">
            <text:p>503</text:p>
          </table:table-cell>
        </table:table-row>
      </table:table>
      <table:table table:name="Rel stage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lassification Pa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-SG-SUB</text:p>
          </table:table-cell>
          <table:table-cell office:value-type="float" office:value="0.97613883" calcext:value-type="float">
            <text:p>0.97613883</text:p>
          </table:table-cell>
          <table:table-cell office:value-type="float" office:value="0.98468271" calcext:value-type="float">
            <text:p>0.98468271</text:p>
          </table:table-cell>
          <table:table-cell office:value-type="float" office:value="0.98039216" calcext:value-type="float">
            <text:p>0.9803921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0-PL</text:p>
          </table:table-cell>
          <table:table-cell office:value-type="float" office:value="0.99402985" calcext:value-type="float">
            <text:p>0.99402985</text:p>
          </table:table-cell>
          <table:table-cell office:value-type="float" office:value="1" calcext:value-type="float">
            <text:p>1</text:p>
          </table:table-cell>
          <table:table-cell office:value-type="float" office:value="0.99700599" calcext:value-type="float">
            <text:p>0.9970059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1-SG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82727273" calcext:value-type="float">
            <text:p>0.82727273</text:p>
          </table:table-cell>
          <table:table-cell office:value-type="float" office:value="0.74897119" calcext:value-type="float">
            <text:p>0.748971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5-SG</text:p>
          </table:table-cell>
          <table:table-cell office:value-type="float" office:value="0.74418605" calcext:value-type="float">
            <text:p>0.74418605</text:p>
          </table:table-cell>
          <table:table-cell office:value-type="float" office:value="0.68085106" calcext:value-type="float">
            <text:p>0.68085106</text:p>
          </table:table-cell>
          <table:table-cell office:value-type="float" office:value="0.71111111" calcext:value-type="float">
            <text:p>0.711111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6-SG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902724" calcext:value-type="float">
            <text:p>0.99902724</text:p>
          </table:table-cell>
          <table:table-cell office:value-type="float" office:value="0.99323017" calcext:value-type="float">
            <text:p>0.9932301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7-SG</text:p>
          </table:table-cell>
          <table:table-cell office:value-type="float" office:value="0.31818182" calcext:value-type="float">
            <text:p>0.31818182</text:p>
          </table:table-cell>
          <table:table-cell office:value-type="float" office:value="0.41176471" calcext:value-type="float">
            <text:p>0.41176471</text:p>
          </table:table-cell>
          <table:table-cell office:value-type="float" office:value="0.35897436" calcext:value-type="float">
            <text:p>0.358974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18-SG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2-PL-SUB</text:p>
          </table:table-cell>
          <table:table-cell office:value-type="float" office:value="0.87903226" calcext:value-type="float">
            <text:p>0.87903226</text:p>
          </table:table-cell>
          <table:table-cell office:value-type="float" office:value="0.93642612" calcext:value-type="float">
            <text:p>0.93642612</text:p>
          </table:table-cell>
          <table:table-cell office:value-type="float" office:value="0.90682196" calcext:value-type="float">
            <text:p>0.9068219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3-SG</text:p>
          </table:table-cell>
          <table:table-cell office:value-type="float" office:value="0.49315068" calcext:value-type="float">
            <text:p>0.49315068</text:p>
          </table:table-cell>
          <table:table-cell office:value-type="float" office:value="0.23376623" calcext:value-type="float">
            <text:p>0.23376623</text:p>
          </table:table-cell>
          <table:table-cell office:value-type="float" office:value="0.31718062" calcext:value-type="float">
            <text:p>0.317180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4-PL</text:p>
          </table:table-cell>
          <table:table-cell office:value-type="float" office:value="0.57462687" calcext:value-type="float">
            <text:p>0.57462687</text:p>
          </table:table-cell>
          <table:table-cell office:value-type="float" office:value="0.47239264" calcext:value-type="float">
            <text:p>0.47239264</text:p>
          </table:table-cell>
          <table:table-cell office:value-type="float" office:value="0.51851852" calcext:value-type="float">
            <text:p>0.5185185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5-S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6-PL</text:p>
          </table:table-cell>
          <table:table-cell office:value-type="float" office:value="0.84554974" calcext:value-type="float">
            <text:p>0.84554974</text:p>
          </table:table-cell>
          <table:table-cell office:value-type="float" office:value="0.76359338" calcext:value-type="float">
            <text:p>0.76359338</text:p>
          </table:table-cell>
          <table:table-cell office:value-type="float" office:value="0.80248447" calcext:value-type="float">
            <text:p>0.8024844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6-PLS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7-SG</text:p>
          </table:table-cell>
          <table:table-cell office:value-type="float" office:value="0.99563319" calcext:value-type="float">
            <text:p>0.99563319</text:p>
          </table:table-cell>
          <table:table-cell office:value-type="float" office:value="1" calcext:value-type="float">
            <text:p>1</text:p>
          </table:table-cell>
          <table:table-cell office:value-type="float" office:value="0.99781182" calcext:value-type="float">
            <text:p>0.997811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8-P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9-SG</text:p>
          </table:table-cell>
          <table:table-cell office:value-type="float" office:value="0.75792988" calcext:value-type="float">
            <text:p>0.75792988</text:p>
          </table:table-cell>
          <table:table-cell office:value-type="float" office:value="0.8697318" calcext:value-type="float">
            <text:p>0.8697318</text:p>
          </table:table-cell>
          <table:table-cell office:value-type="float" office:value="0.80999108" calcext:value-type="float">
            <text:p>0.8099910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GEN</text:p>
          </table:table-cell>
          <table:table-cell office:value-type="float" office:value="0.98942598" calcext:value-type="float">
            <text:p>0.98942598</text:p>
          </table:table-cell>
          <table:table-cell office:value-type="float" office:value="0.95203488" calcext:value-type="float">
            <text:p>0.95203488</text:p>
          </table:table-cell>
          <table:table-cell office:value-type="float" office:value="0.97037037" calcext:value-type="float">
            <text:p>0.9703703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('tam', 'subj', 'obj', 'rel')</text:p>
          </table:table-cell>
          <table:table-cell office:value-type="string" calcext:value-type="string">
            <text:p>REL-PREF=NE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16"/>-</text:p>
          </table:table-cell>
          <table:table-cell office:value-type="float" office:value="0.99873839" calcext:value-type="float">
            <text:p>0.99873839</text:p>
          </table:table-cell>
          <table:table-cell office:value-type="float" office:value="0.9988056" calcext:value-type="float">
            <text:p>0.9988056</text:p>
          </table:table-cell>
          <table:table-cell office:value-type="float" office:value="0.99877199" calcext:value-type="float">
            <text:p>0.99877199</text:p>
          </table:table-cell>
          <table:table-cell office:value-type="float" office:value="59444" calcext:value-type="float">
            <text:p>59444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REL-PREF=1-SG-SUB</text:p>
          </table:table-cell>
          <table:table-cell office:value-type="float" office:value="0.96760259" calcext:value-type="float">
            <text:p>0.96760259</text:p>
          </table:table-cell>
          <table:table-cell office:value-type="float" office:value="0.98030635" calcext:value-type="float">
            <text:p>0.98030635</text:p>
          </table:table-cell>
          <table:table-cell office:value-type="float" office:value="0.97391304" calcext:value-type="float">
            <text:p>0.9739130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REL-PREF=10-PL</text:p>
          </table:table-cell>
          <table:table-cell office:value-type="float" office:value="0.99402985" calcext:value-type="float">
            <text:p>0.99402985</text:p>
          </table:table-cell>
          <table:table-cell office:value-type="float" office:value="1" calcext:value-type="float">
            <text:p>1</text:p>
          </table:table-cell>
          <table:table-cell office:value-type="float" office:value="0.99700599" calcext:value-type="float">
            <text:p>0.9970059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REL-PREF=11-SG</text:p>
          </table:table-cell>
          <table:table-cell office:value-type="float" office:value="0.63970588" calcext:value-type="float">
            <text:p>0.63970588</text:p>
          </table:table-cell>
          <table:table-cell office:value-type="float" office:value="0.79090909" calcext:value-type="float">
            <text:p>0.79090909</text:p>
          </table:table-cell>
          <table:table-cell office:value-type="float" office:value="0.70731707" calcext:value-type="float">
            <text:p>0.7073170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REL-PREF=15-SG</text:p>
          </table:table-cell>
          <table:table-cell office:value-type="float" office:value="0.74418605" calcext:value-type="float">
            <text:p>0.74418605</text:p>
          </table:table-cell>
          <table:table-cell office:value-type="float" office:value="0.68085106" calcext:value-type="float">
            <text:p>0.68085106</text:p>
          </table:table-cell>
          <table:table-cell office:value-type="float" office:value="0.71111111" calcext:value-type="float">
            <text:p>0.711111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REL-PREF=16-SG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902724" calcext:value-type="float">
            <text:p>0.99902724</text:p>
          </table:table-cell>
          <table:table-cell office:value-type="float" office:value="0.99323017" calcext:value-type="float">
            <text:p>0.9932301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REL-PREF=17-SG</text:p>
          </table:table-cell>
          <table:table-cell office:value-type="float" office:value="0.31818182" calcext:value-type="float">
            <text:p>0.31818182</text:p>
          </table:table-cell>
          <table:table-cell office:value-type="float" office:value="0.41176471" calcext:value-type="float">
            <text:p>0.41176471</text:p>
          </table:table-cell>
          <table:table-cell office:value-type="float" office:value="0.35897436" calcext:value-type="float">
            <text:p>0.358974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3"/>REL-PREF=18-S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REL-PREF=2-PL-SUB</text:p>
          </table:table-cell>
          <table:table-cell office:value-type="float" office:value="0.87761675" calcext:value-type="float">
            <text:p>0.87761675</text:p>
          </table:table-cell>
          <table:table-cell office:value-type="float" office:value="0.93642612" calcext:value-type="float">
            <text:p>0.93642612</text:p>
          </table:table-cell>
          <table:table-cell office:value-type="float" office:value="0.90606816" calcext:value-type="float">
            <text:p>0.9060681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4"/>REL-PREF=3-SG</text:p>
          </table:table-cell>
          <table:table-cell office:value-type="float" office:value="0.32857143" calcext:value-type="float">
            <text:p>0.32857143</text:p>
          </table:table-cell>
          <table:table-cell office:value-type="float" office:value="0.14935065" calcext:value-type="float">
            <text:p>0.14935065</text:p>
          </table:table-cell>
          <table:table-cell office:value-type="float" office:value="0.20535714" calcext:value-type="float">
            <text:p>0.2053571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4"/>REL-PREF=4-PL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47239264" calcext:value-type="float">
            <text:p>0.47239264</text:p>
          </table:table-cell>
          <table:table-cell office:value-type="float" office:value="0.52027027" calcext:value-type="float">
            <text:p>0.5202702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4"/>REL-PREF=5-S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4"/>REL-PREF=6-PL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76595745" calcext:value-type="float">
            <text:p>0.76595745</text:p>
          </table:table-cell>
          <table:table-cell office:value-type="float" office:value="0.80297398" calcext:value-type="float">
            <text:p>0.8029739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2"/>REL-PREF=6-PLS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4"/>REL-PREF=7-SG</text:p>
          </table:table-cell>
          <table:table-cell office:value-type="float" office:value="0.99563319" calcext:value-type="float">
            <text:p>0.99563319</text:p>
          </table:table-cell>
          <table:table-cell office:value-type="float" office:value="1" calcext:value-type="float">
            <text:p>1</text:p>
          </table:table-cell>
          <table:table-cell office:value-type="float" office:value="0.99781182" calcext:value-type="float">
            <text:p>0.997811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4"/>REL-PREF=8-P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4"/>REL-PREF=9-SG</text:p>
          </table:table-cell>
          <table:table-cell office:value-type="float" office:value="0.75919732" calcext:value-type="float">
            <text:p>0.75919732</text:p>
          </table:table-cell>
          <table:table-cell office:value-type="float" office:value="0.8697318" calcext:value-type="float">
            <text:p>0.8697318</text:p>
          </table:table-cell>
          <table:table-cell office:value-type="float" office:value="0.81071429" calcext:value-type="float">
            <text:p>0.8107142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5"/>REL-PREF=GEN</text:p>
          </table:table-cell>
          <table:table-cell office:value-type="float" office:value="0.99090909" calcext:value-type="float">
            <text:p>0.99090909</text:p>
          </table:table-cell>
          <table:table-cell office:value-type="float" office:value="0.9505814" calcext:value-type="float">
            <text:p>0.9505814</text:p>
          </table:table-cell>
          <table:table-cell office:value-type="float" office:value="0.97032641" calcext:value-type="float">
            <text:p>0.9703264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('tam', 'subj', 'rel', 'obj')</text:p>
          </table:table-cell>
          <table:table-cell office:value-type="string" calcext:value-type="string">
            <text:p><text:s text:c="5"/>REL-PREF=NE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-</text:p>
          </table:table-cell>
          <table:table-cell office:value-type="float" office:value="0.99875532" calcext:value-type="float">
            <text:p>0.99875532</text:p>
          </table:table-cell>
          <table:table-cell office:value-type="float" office:value="0.99890653" calcext:value-type="float">
            <text:p>0.99890653</text:p>
          </table:table-cell>
          <table:table-cell office:value-type="float" office:value="0.99883092" calcext:value-type="float">
            <text:p>0.99883092</text:p>
          </table:table-cell>
          <table:table-cell office:value-type="float" office:value="59444" calcext:value-type="float">
            <text:p>59444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1-SG-SUB</text:p>
          </table:table-cell>
          <table:table-cell office:value-type="float" office:value="0.97613883" calcext:value-type="float">
            <text:p>0.97613883</text:p>
          </table:table-cell>
          <table:table-cell office:value-type="float" office:value="0.98468271" calcext:value-type="float">
            <text:p>0.98468271</text:p>
          </table:table-cell>
          <table:table-cell office:value-type="float" office:value="0.98039216" calcext:value-type="float">
            <text:p>0.9803921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10-PL</text:p>
          </table:table-cell>
          <table:table-cell office:value-type="float" office:value="0.99402985" calcext:value-type="float">
            <text:p>0.99402985</text:p>
          </table:table-cell>
          <table:table-cell office:value-type="float" office:value="1" calcext:value-type="float">
            <text:p>1</text:p>
          </table:table-cell>
          <table:table-cell office:value-type="float" office:value="0.99700599" calcext:value-type="float">
            <text:p>0.9970059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11-SG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82727273" calcext:value-type="float">
            <text:p>0.82727273</text:p>
          </table:table-cell>
          <table:table-cell office:value-type="float" office:value="0.74897119" calcext:value-type="float">
            <text:p>0.7489711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15-SG</text:p>
          </table:table-cell>
          <table:table-cell office:value-type="float" office:value="0.74418605" calcext:value-type="float">
            <text:p>0.74418605</text:p>
          </table:table-cell>
          <table:table-cell office:value-type="float" office:value="0.68085106" calcext:value-type="float">
            <text:p>0.68085106</text:p>
          </table:table-cell>
          <table:table-cell office:value-type="float" office:value="0.71111111" calcext:value-type="float">
            <text:p>0.711111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16-SG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902724" calcext:value-type="float">
            <text:p>0.99902724</text:p>
          </table:table-cell>
          <table:table-cell office:value-type="float" office:value="0.99323017" calcext:value-type="float">
            <text:p>0.99323017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17-SG</text:p>
          </table:table-cell>
          <table:table-cell office:value-type="float" office:value="0.31818182" calcext:value-type="float">
            <text:p>0.31818182</text:p>
          </table:table-cell>
          <table:table-cell office:value-type="float" office:value="0.41176471" calcext:value-type="float">
            <text:p>0.41176471</text:p>
          </table:table-cell>
          <table:table-cell office:value-type="float" office:value="0.35897436" calcext:value-type="float">
            <text:p>0.358974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18-SG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2-PL-SUB</text:p>
          </table:table-cell>
          <table:table-cell office:value-type="float" office:value="0.87903226" calcext:value-type="float">
            <text:p>0.87903226</text:p>
          </table:table-cell>
          <table:table-cell office:value-type="float" office:value="0.93642612" calcext:value-type="float">
            <text:p>0.93642612</text:p>
          </table:table-cell>
          <table:table-cell office:value-type="float" office:value="0.90682196" calcext:value-type="float">
            <text:p>0.9068219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3-SG</text:p>
          </table:table-cell>
          <table:table-cell office:value-type="float" office:value="0.49315068" calcext:value-type="float">
            <text:p>0.49315068</text:p>
          </table:table-cell>
          <table:table-cell office:value-type="float" office:value="0.23376623" calcext:value-type="float">
            <text:p>0.23376623</text:p>
          </table:table-cell>
          <table:table-cell office:value-type="float" office:value="0.31718062" calcext:value-type="float">
            <text:p>0.3171806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4-PL</text:p>
          </table:table-cell>
          <table:table-cell office:value-type="float" office:value="0.57462687" calcext:value-type="float">
            <text:p>0.57462687</text:p>
          </table:table-cell>
          <table:table-cell office:value-type="float" office:value="0.47239264" calcext:value-type="float">
            <text:p>0.47239264</text:p>
          </table:table-cell>
          <table:table-cell office:value-type="float" office:value="0.51851852" calcext:value-type="float">
            <text:p>0.5185185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5-S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6-PL</text:p>
          </table:table-cell>
          <table:table-cell office:value-type="float" office:value="0.84554974" calcext:value-type="float">
            <text:p>0.84554974</text:p>
          </table:table-cell>
          <table:table-cell office:value-type="float" office:value="0.76359338" calcext:value-type="float">
            <text:p>0.76359338</text:p>
          </table:table-cell>
          <table:table-cell office:value-type="float" office:value="0.80248447" calcext:value-type="float">
            <text:p>0.8024844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6-PLS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7-SG</text:p>
          </table:table-cell>
          <table:table-cell office:value-type="float" office:value="0.99563319" calcext:value-type="float">
            <text:p>0.99563319</text:p>
          </table:table-cell>
          <table:table-cell office:value-type="float" office:value="1" calcext:value-type="float">
            <text:p>1</text:p>
          </table:table-cell>
          <table:table-cell office:value-type="float" office:value="0.99781182" calcext:value-type="float">
            <text:p>0.997811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8-P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9-SG</text:p>
          </table:table-cell>
          <table:table-cell office:value-type="float" office:value="0.75792988" calcext:value-type="float">
            <text:p>0.75792988</text:p>
          </table:table-cell>
          <table:table-cell office:value-type="float" office:value="0.8697318" calcext:value-type="float">
            <text:p>0.8697318</text:p>
          </table:table-cell>
          <table:table-cell office:value-type="float" office:value="0.80999108" calcext:value-type="float">
            <text:p>0.8099910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GEN</text:p>
          </table:table-cell>
          <table:table-cell office:value-type="float" office:value="0.98942598" calcext:value-type="float">
            <text:p>0.98942598</text:p>
          </table:table-cell>
          <table:table-cell office:value-type="float" office:value="0.95203488" calcext:value-type="float">
            <text:p>0.95203488</text:p>
          </table:table-cell>
          <table:table-cell office:value-type="float" office:value="0.97037037" calcext:value-type="float">
            <text:p>0.9703703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('tam', 'obj', 'subj', 'rel')</text:p>
          </table:table-cell>
          <table:table-cell office:value-type="string" calcext:value-type="string">
            <text:p>REL-PREF=NE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-</text:p>
          </table:table-cell>
          <table:table-cell office:value-type="float" office:value="0.99865454" calcext:value-type="float">
            <text:p>0.99865454</text:p>
          </table:table-cell>
          <table:table-cell office:value-type="float" office:value="0.99890653" calcext:value-type="float">
            <text:p>0.99890653</text:p>
          </table:table-cell>
          <table:table-cell office:value-type="float" office:value="0.99878052" calcext:value-type="float">
            <text:p>0.99878052</text:p>
          </table:table-cell>
          <table:table-cell office:value-type="float" office:value="59444" calcext:value-type="float">
            <text:p>59444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1-SG-SUB</text:p>
          </table:table-cell>
          <table:table-cell office:value-type="float" office:value="0.97613883" calcext:value-type="float">
            <text:p>0.97613883</text:p>
          </table:table-cell>
          <table:table-cell office:value-type="float" office:value="0.98468271" calcext:value-type="float">
            <text:p>0.98468271</text:p>
          </table:table-cell>
          <table:table-cell office:value-type="float" office:value="0.98039216" calcext:value-type="float">
            <text:p>0.9803921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10-PL</text:p>
          </table:table-cell>
          <table:table-cell office:value-type="float" office:value="0.99402985" calcext:value-type="float">
            <text:p>0.99402985</text:p>
          </table:table-cell>
          <table:table-cell office:value-type="float" office:value="1" calcext:value-type="float">
            <text:p>1</text:p>
          </table:table-cell>
          <table:table-cell office:value-type="float" office:value="0.99700599" calcext:value-type="float">
            <text:p>0.9970059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11-SG</text:p>
          </table:table-cell>
          <table:table-cell office:value-type="float" office:value="0.66788321" calcext:value-type="float">
            <text:p>0.66788321</text:p>
          </table:table-cell>
          <table:table-cell office:value-type="float" office:value="0.83181818" calcext:value-type="float">
            <text:p>0.83181818</text:p>
          </table:table-cell>
          <table:table-cell office:value-type="float" office:value="0.74089069" calcext:value-type="float">
            <text:p>0.7408906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15-SG</text:p>
          </table:table-cell>
          <table:table-cell office:value-type="float" office:value="0.71428571" calcext:value-type="float">
            <text:p>0.71428571</text:p>
          </table:table-cell>
          <table:table-cell office:value-type="float" office:value="0.63829787" calcext:value-type="float">
            <text:p>0.63829787</text:p>
          </table:table-cell>
          <table:table-cell office:value-type="float" office:value="0.6741573" calcext:value-type="float">
            <text:p>0.674157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16-SG</text:p>
          </table:table-cell>
          <table:table-cell office:value-type="float" office:value="0.98845043" calcext:value-type="float">
            <text:p>0.98845043</text:p>
          </table:table-cell>
          <table:table-cell office:value-type="float" office:value="0.99902724" calcext:value-type="float">
            <text:p>0.99902724</text:p>
          </table:table-cell>
          <table:table-cell office:value-type="float" office:value="0.99371069" calcext:value-type="float">
            <text:p>0.9937106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17-SG</text:p>
          </table:table-cell>
          <table:table-cell office:value-type="float" office:value="0.26086957" calcext:value-type="float">
            <text:p>0.26086957</text:p>
          </table:table-cell>
          <table:table-cell office:value-type="float" office:value="0.35294118" calcext:value-type="float">
            <text:p>0.35294118</text:p>
          </table:table-cell>
          <table:table-cell office:value-type="float" office:value="0.3" calcext:value-type="float">
            <text:p>0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18-SG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4286" calcext:value-type="float">
            <text:p>0.85714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2-PL-SUB</text:p>
          </table:table-cell>
          <table:table-cell office:value-type="float" office:value="0.88330632" calcext:value-type="float">
            <text:p>0.88330632</text:p>
          </table:table-cell>
          <table:table-cell office:value-type="float" office:value="0.93642612" calcext:value-type="float">
            <text:p>0.93642612</text:p>
          </table:table-cell>
          <table:table-cell office:value-type="float" office:value="0.90909091" calcext:value-type="float">
            <text:p>0.9090909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3-SG</text:p>
          </table:table-cell>
          <table:table-cell office:value-type="float" office:value="0.45588235" calcext:value-type="float">
            <text:p>0.45588235</text:p>
          </table:table-cell>
          <table:table-cell office:value-type="float" office:value="0.2012987" calcext:value-type="float">
            <text:p>0.2012987</text:p>
          </table:table-cell>
          <table:table-cell office:value-type="float" office:value="0.27927928" calcext:value-type="float">
            <text:p>0.279279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4-PL</text:p>
          </table:table-cell>
          <table:table-cell office:value-type="float" office:value="0.30952381" calcext:value-type="float">
            <text:p>0.30952381</text:p>
          </table:table-cell>
          <table:table-cell office:value-type="float" office:value="0.1595092" calcext:value-type="float">
            <text:p>0.1595092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5-S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6-PL</text:p>
          </table:table-cell>
          <table:table-cell office:value-type="float" office:value="0.79012346" calcext:value-type="float">
            <text:p>0.79012346</text:p>
          </table:table-cell>
          <table:table-cell office:value-type="float" office:value="0.75650118" calcext:value-type="float">
            <text:p>0.75650118</text:p>
          </table:table-cell>
          <table:table-cell office:value-type="float" office:value="0.77294686" calcext:value-type="float">
            <text:p>0.77294686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6-PLS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7-SG</text:p>
          </table:table-cell>
          <table:table-cell office:value-type="float" office:value="0.99563319" calcext:value-type="float">
            <text:p>0.99563319</text:p>
          </table:table-cell>
          <table:table-cell office:value-type="float" office:value="1" calcext:value-type="float">
            <text:p>1</text:p>
          </table:table-cell>
          <table:table-cell office:value-type="float" office:value="0.99781182" calcext:value-type="float">
            <text:p>0.997811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8-P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9-SG</text:p>
          </table:table-cell>
          <table:table-cell office:value-type="float" office:value="0.7172524" calcext:value-type="float">
            <text:p>0.7172524</text:p>
          </table:table-cell>
          <table:table-cell office:value-type="float" office:value="0.86015326" calcext:value-type="float">
            <text:p>0.86015326</text:p>
          </table:table-cell>
          <table:table-cell office:value-type="float" office:value="0.78222997" calcext:value-type="float">
            <text:p>0.7822299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GEN</text:p>
          </table:table-cell>
          <table:table-cell office:value-type="float" office:value="0.98782344" calcext:value-type="float">
            <text:p>0.98782344</text:p>
          </table:table-cell>
          <table:table-cell office:value-type="float" office:value="0.94331395" calcext:value-type="float">
            <text:p>0.94331395</text:p>
          </table:table-cell>
          <table:table-cell office:value-type="float" office:value="0.96505576" calcext:value-type="float">
            <text:p>0.9650557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('tam', 'obj', 'rel', 'subj')</text:p>
          </table:table-cell>
          <table:table-cell office:value-type="string" calcext:value-type="string">
            <text:p>REL-PREF=NE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-</text:p>
          </table:table-cell>
          <table:table-cell office:value-type="float" office:value="0.99868795" calcext:value-type="float">
            <text:p>0.99868795</text:p>
          </table:table-cell>
          <table:table-cell office:value-type="float" office:value="0.99877195" calcext:value-type="float">
            <text:p>0.99877195</text:p>
          </table:table-cell>
          <table:table-cell office:value-type="float" office:value="0.99872995" calcext:value-type="float">
            <text:p>0.99872995</text:p>
          </table:table-cell>
          <table:table-cell office:value-type="float" office:value="59444" calcext:value-type="float">
            <text:p>59444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1-SG-SUB</text:p>
          </table:table-cell>
          <table:table-cell office:value-type="float" office:value="0.96760259" calcext:value-type="float">
            <text:p>0.96760259</text:p>
          </table:table-cell>
          <table:table-cell office:value-type="float" office:value="0.98030635" calcext:value-type="float">
            <text:p>0.98030635</text:p>
          </table:table-cell>
          <table:table-cell office:value-type="float" office:value="0.97391304" calcext:value-type="float">
            <text:p>0.9739130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10-PL</text:p>
          </table:table-cell>
          <table:table-cell office:value-type="float" office:value="0.99402985" calcext:value-type="float">
            <text:p>0.99402985</text:p>
          </table:table-cell>
          <table:table-cell office:value-type="float" office:value="1" calcext:value-type="float">
            <text:p>1</text:p>
          </table:table-cell>
          <table:table-cell office:value-type="float" office:value="0.99700599" calcext:value-type="float">
            <text:p>0.9970059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11-SG</text:p>
          </table:table-cell>
          <table:table-cell office:value-type="float" office:value="0.62989324" calcext:value-type="float">
            <text:p>0.62989324</text:p>
          </table:table-cell>
          <table:table-cell office:value-type="float" office:value="0.80454545" calcext:value-type="float">
            <text:p>0.80454545</text:p>
          </table:table-cell>
          <table:table-cell office:value-type="float" office:value="0.70658683" calcext:value-type="float">
            <text:p>0.7065868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15-SG</text:p>
          </table:table-cell>
          <table:table-cell office:value-type="float" office:value="0.72727273" calcext:value-type="float">
            <text:p>0.72727273</text:p>
          </table:table-cell>
          <table:table-cell office:value-type="float" office:value="0.68085106" calcext:value-type="float">
            <text:p>0.68085106</text:p>
          </table:table-cell>
          <table:table-cell office:value-type="float" office:value="0.7032967" calcext:value-type="float">
            <text:p>0.703296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16-SG</text:p>
          </table:table-cell>
          <table:table-cell office:value-type="float" office:value="0.98845043" calcext:value-type="float">
            <text:p>0.98845043</text:p>
          </table:table-cell>
          <table:table-cell office:value-type="float" office:value="0.99902724" calcext:value-type="float">
            <text:p>0.99902724</text:p>
          </table:table-cell>
          <table:table-cell office:value-type="float" office:value="0.99371069" calcext:value-type="float">
            <text:p>0.9937106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17-SG</text:p>
          </table:table-cell>
          <table:table-cell office:value-type="float" office:value="0.28571429" calcext:value-type="float">
            <text:p>0.28571429</text:p>
          </table:table-cell>
          <table:table-cell office:value-type="float" office:value="0.35294118" calcext:value-type="float">
            <text:p>0.35294118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18-S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2-PL-SUB</text:p>
          </table:table-cell>
          <table:table-cell office:value-type="float" office:value="0.88045234" calcext:value-type="float">
            <text:p>0.88045234</text:p>
          </table:table-cell>
          <table:table-cell office:value-type="float" office:value="0.93642612" calcext:value-type="float">
            <text:p>0.93642612</text:p>
          </table:table-cell>
          <table:table-cell office:value-type="float" office:value="0.90757702" calcext:value-type="float">
            <text:p>0.9075770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3-SG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12337662" calcext:value-type="float">
            <text:p>0.12337662</text:p>
          </table:table-cell>
          <table:table-cell office:value-type="float" office:value="0.17431193" calcext:value-type="float">
            <text:p>0.1743119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4-PL</text:p>
          </table:table-cell>
          <table:table-cell office:value-type="float" office:value="0.30681818" calcext:value-type="float">
            <text:p>0.30681818</text:p>
          </table:table-cell>
          <table:table-cell office:value-type="float" office:value="0.16564417" calcext:value-type="float">
            <text:p>0.16564417</text:p>
          </table:table-cell>
          <table:table-cell office:value-type="float" office:value="0.21513944" calcext:value-type="float">
            <text:p>0.215139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5-S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6-PL</text:p>
          </table:table-cell>
          <table:table-cell office:value-type="float" office:value="0.79207921" calcext:value-type="float">
            <text:p>0.79207921</text:p>
          </table:table-cell>
          <table:table-cell office:value-type="float" office:value="0.75650118" calcext:value-type="float">
            <text:p>0.75650118</text:p>
          </table:table-cell>
          <table:table-cell office:value-type="float" office:value="0.7738815" calcext:value-type="float">
            <text:p>0.773881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6-PLS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7-SG</text:p>
          </table:table-cell>
          <table:table-cell office:value-type="float" office:value="0.99563319" calcext:value-type="float">
            <text:p>0.99563319</text:p>
          </table:table-cell>
          <table:table-cell office:value-type="float" office:value="1" calcext:value-type="float">
            <text:p>1</text:p>
          </table:table-cell>
          <table:table-cell office:value-type="float" office:value="0.99781182" calcext:value-type="float">
            <text:p>0.997811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8-P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9-SG</text:p>
          </table:table-cell>
          <table:table-cell office:value-type="float" office:value="0.71749599" calcext:value-type="float">
            <text:p>0.71749599</text:p>
          </table:table-cell>
          <table:table-cell office:value-type="float" office:value="0.85632184" calcext:value-type="float">
            <text:p>0.85632184</text:p>
          </table:table-cell>
          <table:table-cell office:value-type="float" office:value="0.78078603" calcext:value-type="float">
            <text:p>0.7807860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GEN</text:p>
          </table:table-cell>
          <table:table-cell office:value-type="float" office:value="0.98786039" calcext:value-type="float">
            <text:p>0.98786039</text:p>
          </table:table-cell>
          <table:table-cell office:value-type="float" office:value="0.94622093" calcext:value-type="float">
            <text:p>0.94622093</text:p>
          </table:table-cell>
          <table:table-cell office:value-type="float" office:value="0.96659243" calcext:value-type="float">
            <text:p>0.96659243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('tam', 'rel', 'subj', 'obj')</text:p>
          </table:table-cell>
          <table:table-cell office:value-type="string" calcext:value-type="string">
            <text:p>REL-PREF=NE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23:28:26.277120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0:41:53.969375850</meta:creation-date>
    <dc:date>2018-07-10T00:12:55.728276693</dc:date>
    <meta:editing-duration>P4DT4M43S</meta:editing-duration>
    <meta:editing-cycles>22</meta:editing-cycles>
    <meta:generator>LibreOffice/6.0.4.2$Linux_X86_64 LibreOffice_project/00m0$Build-2</meta:generator>
    <meta:document-statistic meta:table-count="5" meta:cell-count="2648" meta:object-count="0"/>
  </office:meta>
</office:document-meta>
</file>